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d143d"/>
    </style:style>
    <style:style style:name="P2" style:family="paragraph" style:parent-style-name="Standard">
      <style:paragraph-properties fo:text-align="justify" style:justify-single-word="false"/>
      <style:text-properties officeooo:paragraph-rsid="00386c54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1a1344" officeooo:paragraph-rsid="000d143d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font-weight="normal" officeooo:rsid="001a1344" officeooo:paragraph-rsid="000d143d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386c54" officeooo:paragraph-rsid="00386c54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font-weight="normal" officeooo:rsid="00386c54" officeooo:paragraph-rsid="00386c54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386c54" officeooo:paragraph-rsid="00386c54" style:font-name-asian="Times New Roman" style:font-size-asian="12pt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Times New Roman" fo:font-size="12pt" fo:font-weight="normal" officeooo:rsid="00386c54" officeooo:paragraph-rsid="00386c54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Text_20_body">
      <style:text-properties fo:color="#000000" loext:opacity="100%" style:font-name="Times New Roman" fo:font-size="12pt" fo:font-weight="normal" officeooo:rsid="00386c54" style:font-name-asian="Times New Roman" style:font-size-asian="12pt" style:font-weight-asian="normal" style:font-name-complex="Times New Roman" style:font-size-complex="12pt" style:font-weight-complex="normal"/>
    </style:style>
    <style:style style:name="T1" style:family="text">
      <style:text-properties fo:color="#000000" loext:opacity="100%" style:font-name="Times New Roman" fo:font-size="12pt" fo:font-weight="bold" officeooo:rsid="001a1344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officeooo:rsid="001a1344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Times New Roman" fo:font-size="12pt" fo:font-weight="normal" officeooo:rsid="00386c54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ferences:</text:span><text:span text:style-name="T2"><text:line-break/><text:line-break/>Agencia Española de Seguridad Alimentaria y Nutrición. (2022). Informe de consumo alimentario en España 2022.</text:span></text:p>
      <text:p text:style-name="P3">Amnesty International (2023) Reprisals Against Human Rights Defenders in Europe: Annual Review</text:p>
      <text:p text:style-name="P3">Anderson, B (2000) Doing the Dirty Work? The Global Politics of Domestic Labour Zed Books</text:p>
      <text:p text:style-name="P3">Arjona, A., Perales, A., &amp; Moreno, D. (2021). Crítica a la coerción psiquiátrica desde la perspectiva de los derechos humanos. Revista de Bioética y Derecho, 53, 45–60.</text:p>
      <text:p text:style-name="P3">Ban, T. A. (2007). Fifty years chlorpromazine: A historical perspective. Neuropsychiatric Disease and Treatment, 3(4), 495–500.</text:p>
      <text:p text:style-name="P3">Baril, A., &amp; Trevenen, K. (2014). Exploring ableism and cisnormativity in the conceptualization of identity and sexual health. Canadian Journal of Human Sexuality, 23(1), 44–56.</text:p>
      <text:p text:style-name="P3">Barstow, A L (1994) Witchcraze: A New History of the European Witch Hunts HarperCollins</text:p>
      <text:p text:style-name="P3">Berlin, A (2005) The Jewish Study Bible Oxford University Press</text:p>
      <text:p text:style-name="P3">Berlin, A (2005) The Sabbath in ancient Israel In J H Charlesworth (Ed), Religious Traditions of the World Fortress Press</text:p>
      <text:p text:style-name="P3">Birkeland, T., et al. (2024). Abolition of coercion in mental health services: A European survey of feasibility. European Psychiatry. doi:10.1016/j.eurpsy.2024.01.012</text:p>
      <text:p text:style-name="P3">BOE. (2002). Ley General de Sanidad. Boletín Oficial del Estado, 67, 26096–26109.</text:p>
      <text:p text:style-name="P3">BOE. (2003). Ley 41/2002, de 14 de noviembre, básica reguladora de la autonomía del paciente y derechos y obligaciones en materia de información y documentación clínica. Boletín Oficial del Estado, 274, 40126–40132.</text:p>
      <text:p text:style-name="P3">Bola, J. R., Kao, D., &amp; Soydan, H. (2011). Antipsychotic medication for early episode schizophrenia. Cochrane Database of Systematic Reviews, 2011(6), CD006374.</text:p>
      <text:p text:style-name="P3">Bowers, L., Nijman, H., Simpson, A., Jones, J., &amp; Warren, J. (2014). Staff and Service User Injuries Before and After Changes to the Ward Safety Environment. Journal of Psychiatric and Mental Health Nursing, 21(3), 199–211.</text:p>
      <text:p text:style-name="P3">Bracken, P., Thomas, P., Timimi, S., Asen, E., Behr, G., Beuster, C., ... &amp; Yeomans, D. (2012). Psychiatry beyond the current paradigm. British Journal of Psychiatry, 201(6), 430–434. https://doi.org/10.1192/bjp.bp.112.109447</text:p>
      <text:p text:style-name="P3">Breggin, P. R. (1991). Toxic psychiatry. St. Martin's Press</text:p>
      <text:p text:style-name="P3">Breggin, P. R. (1991). Toxic psychiatry. St. Martin's Press.</text:p>
      <text:p text:style-name="P3">Brueggemann, W (2014) Sabbath as Resistance: Saying No to the Culture of Now Westminster John Knox Press</text:p>
      <text:p text:style-name="P3">Burstow, B. (2015). Psychiatry and the business of madness: An ethical and epistemological accounting. Palgrave Macmillan.</text:p>
      <text:p text:style-name="P3">Busfield, J. (2011). Mental Illness, Psychiatry and the Politics of Neoliberalism. Soundings, 48(1), 129–142.</text:p>
      <text:p text:style-name="P3">Case, A, &amp; Deaton, A (2020) Deaths of despair and the future of capitalism Princeton University Press</text:p>
      <text:p text:style-name="P3">CatSalut. (2022). Informe del Programa de millora de la prescripció en salut mental. Generalitat de Catalunya.</text:p>
      <text:p text:style-name="P3">Celsus. (1935). De Medicina (W. G. Spencer, Trans.). Harvard University Press. (Original work ca. 30 CE)</text:p>
      <text:p text:style-name="P3">Clements, R E (1996) God and Temple Fortress Press</text:p>
      <text:p text:style-name="P3">Comité sobre los Derechos de las Personas con Discapacidad (CRPD). (2019). Observaciones finales sobre el segundo y tercer informe periódico combinado de España. Naciones Unidas.</text:p>
      <text:p text:style-name="P3">Cosgrove, L, Shaughnessy, A F, &amp; Gøtzsche, P C (2020) Biomedical epistemology and the evidence-based medicine movement: How ideology restricts methodological advancements Journal of Evaluation in Clinical Practice, 26(1), 209–214</text:p>
      <text:p text:style-name="P1"><text:soft-page-break/><text:span text:style-name="T2">Cosgrove, L, Shaughnessy, A. F, &amp; Krimsky, S (2020) Conflicted relationships between physicians and the pharmaceutical industry: What does the literature say? Journal of Law, Medicine &amp; Ethics, 48(3), 371–381</text:span></text:p>
      <text:p text:style-name="P3">Cosgrove, L., &amp; Whitaker, R. (2015). Psychiatry under the influence: Institutional corruption, social injury, and prescriptions for reform. Palgrave Macmillan.</text:p>
      <text:p text:style-name="P3">Cosgrove, L., et al. (2020). Toward a person-centered mental health care paradigm. Community Mental Health Journal, 56(5), 902–910.</text:p>
      <text:p text:style-name="P3">Cosgrove, L., Krimsky, S., &amp; Wheeler, E. E. (2020). Toward a person-centered mental health care paradigm: Critical perspectives on alternatives to the biomedical model. Community Mental Health Journal, 56(5), 902–910</text:p>
      <text:p text:style-name="P3">Council of Europe. (2022). Good practices for reducing and preventing coercion in mental health services. Council of Europe.</text:p>
      <text:p text:style-name="P3">Council of Europe. (2023). Recommendation CM/Rec(2023)1 on trauma-informed care in mental health services.</text:p>
      <text:p text:style-name="P3">Council of Europe. (2023). Recommendation CM/Rec(2023)1 on trauma-informed care in mental health services. Strasbourg.</text:p>
      <text:p text:style-name="P3">Cryan, J. F., et al. (2019). Microbiota–gut–brain axis and stress-related disorders. Nature Reviews Neuroscience, 20(2), 69–81.</text:p>
      <text:p text:style-name="P3">Dain, N. (2012). Madness and the Myth of Mental Illness: New Approaches to Psychiatry. University of Chicago Press.</text:p>
      <text:p text:style-name="P3">Daskalakis, N. P., et al. (2013). Psychoneuroendocrinology, 38(9), 1858–1873.</text:p>
      <text:p text:style-name="P3">Daston, L, &amp; Park, K (2001) Wonders and the Order of Nature, 1150–1750 Zone Books</text:p>
      <text:p text:style-name="P3">De Hert, M., et al. (2011). Cardiovascular disease and diabetes in people with severe mental illness. World Psychiatry, 10(1), 52–77.</text:p>
      <text:p text:style-name="P3">Departament de Salut. (2022). Pla Integral de Salut Mental i Addiccions 2022–2026. Generalitat de Catalunya.</text:p>
      <text:p text:style-name="P3">European Commission. (2021). EU Strategy on the Rights of the Child. Brussels.</text:p>
      <text:p text:style-name="P3">European Commission. (2022). EU4Health Work Programme.</text:p>
      <text:p text:style-name="P3">Federici, S (2004) Caliban and the Witch: Women, the Body and Primitive Accumulation Autonomedia</text:p>
      <text:p text:style-name="P3">Fernández, J. (2021). Evaluating Coercion in Spanish Psychiatric Units: A Qualitative Approach. Revista Española de Salud Pública, 95(4), e202104041.</text:p>
      <text:p text:style-name="P3">Financial Times. (2024, December 23). How a small Italian city became a model for mental health care. Financial Times.</text:p>
      <text:p text:style-name="P3">Flynn, S (2021) White Coat, Black Hat: Adventures on the Dark Side of Medicine Beacon Press</text:p>
      <text:p text:style-name="P3">Foucault, M (1975/2003) Discipline and Punish: The Birth of the Prison Vintage Books</text:p>
      <text:p text:style-name="P3">Foucault, M. (1975/2003). Discipline and punish: The birth of the prison. Vintage Books</text:p>
      <text:p text:style-name="P3">Foucault, M. (2003). Discipline and punish (A. Sheridan, Trans.). Vintage. (Original work published 1975)</text:p>
      <text:p text:style-name="P3">Foucault, M. (2003). Discipline and Punish. Vintage.</text:p>
      <text:p text:style-name="P3">Foucault, M. (2003). Madness and Civilization: A History of Insanity in the Age of Reason (R. Howard, Trans.). Vintage. (Original work published 1963)</text:p>
      <text:p text:style-name="P3">Foucault, M. (2003). The Birth of the Clinic: An Archaeology of Medical Perception (A. M. Sheridan, Trans.). Routledge. (Original work published 1963)</text:p>
      <text:p text:style-name="P3">Frances, A. (2013). Saving Normal: An Insider's Revolt Against Out-of-Control Psychiatric Diagnosis, DSM-5, Big Pharma, and the Medicalization of Ordinary Life. HarperCollins.</text:p>
      <text:p text:style-name="P3">Frances, A. (2013). Saving Normal: An Insider’s Revolt Against Out-of-Control Psychiatric Diagnosis, DSM-5, Big Pharma, and the Medicalization of Ordinary Life. HarperCollins.</text:p>
      <text:p text:style-name="P3">García-Campayo, J., Pérez-Echeverría, M. J., &amp; Laborda-Serrano, A. (2015). Uso excesivo de benzodiacepinas en España: consecuencias y alternativas. Revista de la Asociación Española de Neuropsiquiatría, 35(129), 15–30.</text:p>
      <text:p text:style-name="P3">Geller, M. (2010). Ancient Babylonian Medicine: Theory and Practice. Wiley-Blackwell.</text:p>
      <text:p text:style-name="P1"><text:soft-page-break/><text:span text:style-name="T2">Geller, M. (2010). Healing Magic and Evil Demons: Canonical Udug-hul Incantations. Brill.</text:span></text:p>
      <text:p text:style-name="P3">Gonzalez, A., &amp; Romero, M. (2020). Contenciones mecánicas: entre la ley y la práctica. Revista Española de Salud Pública, 94, e1-e12.</text:p>
      <text:p text:style-name="P3">González, A., &amp; Romero, M. (2020). Contenciones mecánicas: entre la ley y la práctica. Revista Española de Salud Pública, 94, e1-e12.</text:p>
      <text:p text:style-name="P3">González-Hernández, M., Mayoral-Cleries, F., Romero-Moreno, R., &amp; Araya, R. (2020). Coercive practices in mental health services in Spain: Legal framework and patients’ experiences. Health and Human Rights Journal, 22(1), 141–151.</text:p>
      <text:p text:style-name="P3">Gooding, P. (2020). A new era for mental health law and policy: Supported decision-making and the Convention on the Rights of Persons with Disabilities. Cambridge University Press.</text:p>
      <text:p text:style-name="P3">Goodmark, L (2018) Decriminalizing Domestic Violence: A Balanced Policy Approach to Intimate Partner Violence University of California Press</text:p>
      <text:p text:style-name="P3">Goudge, J., Gilson, L., Russell, S., Gumede, T., Tollman, S., &amp; Mills, A. (2016). Affordability, Availability and Acceptability Barriers to Health Care for the Chronically Poor: Longitudinal Case Study. BMC Health Services Research, 16, 1–11.</text:p>
      <text:p text:style-name="P3">Grant, E (2001) God and Reason in the Middle Ages Cambridge University Press</text:p>
      <text:p text:style-name="P3">Gutas, D (1998) Greek Thought, Arabic Culture Routledge</text:p>
      <text:p text:style-name="P3">Gutas, D (1998) Greek Thought, Arabic Culture: The Graeco-Arabic Translation Movement in Baghdad and Early Abbasid Society Routledge</text:p>
      <text:p text:style-name="P3">Gutiérrez, Á., &amp; González, C. (2022). Restraints and seclusion in mental health wards: A breach of human rights. Journal of Human Rights in Mental Health, 18(2), 83–94.</text:p>
      <text:p text:style-name="P3">Gómez Pellón, E. (2023). El poder psiquiátrico y sus dispositivos: medicalización, tutela y castigo. Revista de Antropología Social, 32(1), 115–139.</text:p>
      <text:p text:style-name="P3">Gøtzsche, P C (2015) Deadly Psychiatry and Organised Denial People’s Press</text:p>
      <text:p text:style-name="P3">Gøtzsche, P. C (2015) Deadly psychiatry and organised denial People's Press</text:p>
      <text:p text:style-name="P3">Gøtzsche, P. C. (2015). Deadly psychiatry and organised denial. People's Press.</text:p>
      <text:p text:style-name="P3">Gøtzsche, P. C. (2015). Deadly psychiatry and organised denial. People’s Press</text:p>
      <text:p text:style-name="P3">Gøtzsche, P. C. (2015). Deadly psychiatry and organised denial. People’s Press.</text:p>
      <text:p text:style-name="P3">Healy, D. (2002). The creation of psychopharmacology. Harvard University Press.</text:p>
      <text:p text:style-name="P3">Herman, J. L. (1992). Trauma and Recovery. Basic Books.</text:p>
      <text:p text:style-name="P3">Heschel, A (2005) The Sabbath Farrar, Straus and Giroux</text:p>
      <text:p text:style-name="P3">Heschel, A J (2005) The Sabbath Farrar, Straus and Giroux</text:p>
      <text:p text:style-name="P3">Hopper, K., Bassuk, E., &amp; Olivet, J. (2010). Shelter from the storm: Trauma-informed care in homelessness services settings. The Open Health Services and Policy Journal, 3(2), 80–100.</text:p>
      <text:p text:style-name="P3">Huertas, R (1996) Psiquiatría, ideología y represión: España 1936–1975 Dynamis, 16, 281–304</text:p>
      <text:p text:style-name="P3">Huertas, R. (2022). Involuntary treatment and professional discretion. Gaceta Sanitaria, 36(1), 35–41.</text:p>
      <text:p text:style-name="P3">Huertas, R. (2022). Involuntary treatment and professional discretion: Psychiatric practices in Spain. Gaceta Sanitaria, 36(1), 35–41</text:p>
      <text:p text:style-name="P3">INE. (2023). Defunciones según la causa de muerte. Año 2022. Instituto Nacional de Estadística.</text:p>
      <text:p text:style-name="P3">IQVIA. (2022). The global use of medicines 2022: Outlook to 2026. IQVIA Institute for Human Data Science.</text:p>
      <text:p text:style-name="P3">Jacobsen, T. (1982). Salinity and Irrigation Agriculture in Antiquity. American Philosophical Society.</text:p>
      <text:p text:style-name="P3">Jacobsen, T. (1982). The Waters of Ur. Yale University Press.</text:p>
      <text:p text:style-name="P3">Kamen, H (1988) The Spanish Inquisition: A Historical Revision Weidenfeld &amp; Nicolson</text:p>
      <text:p text:style-name="P3">Kaplan, B J (2007) Divided by Faith: Religious Conflict and the Practice of Toleration in Early Modern Europe Harvard University Press</text:p>
      <text:p text:style-name="P3">King, H. (1998). Hippocrates’ Woman: Reading the Female Body in Ancient Greece. Routledge.</text:p>
      <text:p text:style-name="P3">Kirmayer, L. J., &amp; Ban, L. (2013). Cultural psychiatry: Research strategies and future directions. Advances in Psychosomatic Medicine, 33, 97–114.</text:p>
      <text:p text:style-name="P1"><text:soft-page-break/><text:span text:style-name="T2">Kirmayer, L. J., &amp; Pedersen, D. (2014). Toward a new architecture for global mental health. Transcultural Psychiatry, 51(6), 759–776.</text:span></text:p>
      <text:p text:style-name="P3">Kirmayer, L. J., &amp; Ryder, A. G. (2016). Culture and psychopathology. Current Opinion in Psychology, 8, 143–148.</text:p>
      <text:p text:style-name="P3">Kisely, S., et al. (2017). Occurrence of mental illness and related outcomes in transgender populations: A systematic review. Lancet Psychiatry, 4(3), 170–180.</text:p>
      <text:p text:style-name="P3">Kozlov, M., et al. (2021). Nature Reviews Neuroscience, 22(9), 567–584.</text:p>
      <text:p text:style-name="P3">Lanius, R. A., et al. (2020). The Clinical Assessment of Dissociation. Guilford Press.</text:p>
      <text:p text:style-name="P3">Lanius, R. A., Vermetten, E., &amp; Pain, C. (Eds.). (2020). The impact of early life trauma on health and disease: The hidden epidemic. Cambridge University Press.</text:p>
      <text:p text:style-name="P3">Laurence, R. (1994). Roman Pompeii: Space and Society. Routledge.</text:p>
      <text:p text:style-name="P3">LeFrançois, B. A., Menzies, R., &amp; Reaume, G. (2013). Mad Matters: A Critical Reader in Canadian Mad Studies. Canadian Scholars Press.</text:p>
      <text:p text:style-name="P3">Lerner, G (1986) The Creation of Patriarchy Oxford University Press</text:p>
      <text:p text:style-name="P3">Ley 41/2002, de 14 de noviembre, básica reguladora de la autonomía del paciente y de derechos y obligaciones en materia de información y documentación clínica. Boletín Oficial del Estado, 274, 40126–40132.</text:p>
      <text:p text:style-name="P3">Lifton, R J (1986) The Nazi Doctors: Medical Killing and the Psychology of Genocide Basic Books</text:p>
      <text:p text:style-name="P3">Lindberg, D C (1992) The Beginnings of Western Science University of Chicago Press</text:p>
      <text:p text:style-name="P3">López-Muñoz, F., Álamo, C., &amp; García-García, P. (2020). Scientific production on psychopharmacology in Spain: A bibliometric study. Revista de Psiquiatría y Salud Mental, 13(1), 8–17.</text:p>
      <text:p text:style-name="P3">Martínez-Cañavate, A., Ruiz-Pérez, I., Bravo, R., &amp; Ortega, J. (2023). Prevalence of Coercive Measures in Spanish Psychiatric Inpatients. Psychiatry Research, 334, 115523.</text:p>
      <text:p text:style-name="P3">McLaughlin, K. A., et al. (2019). Nature Reviews Neuroscience, 20(3), 169–186.</text:p>
      <text:p text:style-name="P3">Mental Health Europe. (2019). Promising practices in prevention, reduction and elimination of coercion in mental health. Mental Health Europe.</text:p>
      <text:p text:style-name="P3">Metzl, J. M. (2009). The protest psychosis: How schizophrenia became a Black disease. Beacon Press.</text:p>
      <text:p text:style-name="P3">Ministerio de Sanidad. (2022). Plan Nacional frente a la Resistencia a los Antibióticos (PRAN) 2022–2024.</text:p>
      <text:p text:style-name="P3">Ministerio de Sanidad. (2023). Plan de Acción de Salud Mental 2022–2024. Gobierno de España.</text:p>
      <text:p text:style-name="P3">Mol, A. (2008). The Logic of Care: Health and the Problem of Patient Choice. Routledge.</text:p>
      <text:p text:style-name="P3">Moncrieff, J (2022) A Straight Talking Introduction to Psychiatric Drugs PCCS Books</text:p>
      <text:p text:style-name="P3">Moncrieff, J (2022) A Straight Talking Introduction to Psychiatric Drugs: The Truth About How They Work and How to Come Off Them PCCS Books</text:p>
      <text:p text:style-name="P3">Moncrieff, J. (2008). The Myth of the Chemical Cure: A Critique of Psychiatric Drug Treatment. Palgrave Macmillan.</text:p>
      <text:p text:style-name="P3">Moncrieff, J. (2022). The myth of the chemical cure (2nd ed.). Palgrave Macmillan</text:p>
      <text:p text:style-name="P3">Moncrieff, J. (2022). The myth of the chemical cure (2nd ed.). Palgrave Macmillan.</text:p>
      <text:p text:style-name="P3">Moncrieff, J., &amp; Timimi, S. (2013). The social and cultural construction of psychiatric knowledge: An analysis of NICE guidelines on depression and ADHD. Anthropology &amp; Medicine, 20(1), 59–71.</text:p>
      <text:p text:style-name="P3">Moncrieff, J., Cohen, D., &amp; Porter, S. (2011). The psychoactive effects of psychiatric medication: The elephant in the room. Journal of Psychoactive Drugs, 43(3), 227–233.</text:p>
      <text:p text:style-name="P3">Observatori de Salut Mental de Catalunya. (2021). Informe sobre la salut mental a Catalunya: dades, reptes i recomanacions.</text:p>
      <text:p text:style-name="P3">Ochoa-Repáraz, J., &amp; Kasper, L. H. (2020). Gut Microbes, 11(3), 273–284.</text:p>
      <text:p text:style-name="P3">OECD. (2021). Health at a Glance: Europe 2020. Organisation for Economic Co-operation and Development.</text:p>
      <text:p text:style-name="P3">Olfson, M., Blanco, C., Wang, S., et al. (2015). National trends in the mental health care of children, adolescents, and adults. JAMA Psychiatry, 71(1), 81–90.</text:p>
      <text:p text:style-name="P1"><text:soft-page-break/><text:span text:style-name="T2">Olfson, M., Blanco, C., Wang, S., Laje, G., &amp; Correll, C. U. (2015). National trends in the mental health care of children, adolescents, and adults by office-based physicians. JAMA Psychiatry, 71(1), 81–90.</text:span></text:p>
      <text:p text:style-name="P3">Olfson, M., et al. (2015). National trends in the mental health care of children, adolescents, and adults. JAMA Psychiatry, 71(1), 81–90.</text:p>
      <text:p text:style-name="P3">Ortega-Carrion, J., &amp; Moreno, S. (2022). Medication Escalation without Consent: Observational Study in Madrid Psychiatric Services. Acta Psiquiátrica y Psicológica de América Latina, 68(1), 12–24.</text:p>
      <text:p text:style-name="P3">O’Hagan, M. (2014). The shift from coercion to co-production in mental health services. World Health Organization QualityRights Project.</text:p>
      <text:p text:style-name="P3">O’Hagan, M., Smith, J., Lee, S., &amp; Sullivan, P. (2023). Avoiding the Cycle of Coercion: Evaluating Trauma-informed Care in Spanish Mental Health Services. International Journal of Mental Health Nursing, 32(1), 56–68.</text:p>
      <text:p text:style-name="P3">Parreñas, R S (2001) Servants of Globalization: Women, Migration and Domestic Work Stanford University Press</text:p>
      <text:p text:style-name="P3">Patel, V, Saxena, S, Lund, C, Thornicroft, G, Baingana, F, Bolton, P, Chisholm, D, Collins, P. Y, Cooper, J. L, Eaton, J, Herrman, H, Herzallah, M. M, Huang, Y, Jordans, M. J. D, Kleinman, A, Medina-Mora, M. E, Morgan, E, Niaz, U, Omigbodun, O, Prince, M, Rahman, A, Saraceno, B, Sarkar, B. K, De Silva, M, Singh, I, Stein, D. J, Sunkel, C, &amp; Unützer, J (2018) The Lancet Commission on global mental health and sustainable development The Lancet, 392(10157), 1553–1598 https://doi.org/10.1016/S0140-6736(18)31612-X</text:p>
      <text:p text:style-name="P3">Patel, V., Saxena, S., Lund, C., et al. (2018). The Lancet Commission on global mental health and sustainable development. The Lancet, 392(10157), 1553–1598.</text:p>
      <text:p text:style-name="P3">Petty, R. G. (1995). Benzo origins and use in veterinary medicine. Journal of Psychopharmacology, 9(1), 37–42.</text:p>
      <text:p text:style-name="P3">Popper, K (1959) The logic of scientific discovery Hutchinson</text:p>
      <text:p text:style-name="P3">Porter, R. (1997). A Social History of Madness: Stories of the Insane. Phoenix.</text:p>
      <text:p text:style-name="P3">Porter, R. (1997). The Greatest Benefit to Mankind: A Medical History of Humanity from Antiquity to the Present. HarperCollins.</text:p>
      <text:p text:style-name="P3">Puras, D. (2017). Human rights in mental health. World Psychiatry, 16(1), 11–12.</text:p>
      <text:p text:style-name="P3">Puras, D. (2017). Human rights in mental health: A call for urgent action. World Psychiatry, 16(1), 11–12</text:p>
      <text:p text:style-name="P3">Puras, D. (2021). A human rights-based approach to mental health: towards transformative change. Special Rapporteur report, Human Rights Council, United Nations.</text:p>
      <text:p text:style-name="P3">Puras, D., &amp; Gooding, P. (2019). Mental health and human rights in the 21st century. World Psychiatry, 18(1), 42–43. doi:10.1002/wps.20589</text:p>
      <text:p text:style-name="P3">Puras, D., &amp; Gooding, P. (2019). Mental health and human rights in the 21st century. World Psychiatry, 18(1), 42–43. https://doi.org/10.1002/wps.20589</text:p>
      <text:p text:style-name="P3">Pérez, C., Sánchez, G., &amp; López, M. (2020). Use of Seclusion and Physical Restraint in Spanish Psychiatric Hospitals: Patterns and Determinants. Administration and Policy in Mental Health and Mental Health Services Research, 47(5), 775–787.</text:p>
      <text:p text:style-name="P3">Qaseem, A., Kansagara, D., Forciea, M. A., Cooke, M., &amp; Denberg, T. D. (2016). Management of chronic insomnia disorder in adults: A clinical practice guideline from the American College of Physicians. Annals of Internal Medicine, 165(2), 125–133.</text:p>
      <text:p text:style-name="P3">Richie, B E (2012) Arrested Justice: Black Women, Violence, and America's Prison Nation NYU Press</text:p>
      <text:p text:style-name="P3">Rieder, R., et al. (2017). Psychoneuroendocrinology, 83, 1–9.</text:p>
      <text:p text:style-name="P3">Roberts, D E (2002) Shattered Bonds: The Color of Child Welfare Basic Books</text:p>
      <text:p text:style-name="P3">Rogers, A., &amp; Pilgrim, D. (2010). A Sociology of Mental Health and Illness (4th ed.). Open University Press.</text:p>
      <text:p text:style-name="P3">Rose, N (2006) The Politics of Life Itself: Biomedicine, Power, and Subjectivity in the Twenty-First Century Princeton University Press</text:p>
      <text:p text:style-name="P1"><text:soft-page-break/><text:span text:style-name="T2">Rose, N. (2006). The politics of life itself: Biomedicine, power, and subjectivity in the twenty-first century. Princeton University Press.</text:span></text:p>
      <text:p text:style-name="P3">Rose, N. (2018). Our Psychiatric Future: The Politics of Mental Health. Polity Press.</text:p>
      <text:p text:style-name="P3">Rose, N. (2018). Our Psychiatric Future: The Politics of Mental Health. Polity.</text:p>
      <text:p text:style-name="P3">Rose, N., et al. (2019). The future of mental health: Human rights and policy responses. The Lancet Psychiatry, 6(7), 556–559.</text:p>
      <text:p text:style-name="P3">Rose, N., Wykes, T., Leese, M., Bindman, J., &amp; Thornicroft, G. (2019). The future of mental health: Human rights and policy responses. The Lancet Psychiatry, 6(7), 556–559</text:p>
      <text:p text:style-name="P3">Ruiz-Limón, P., Sánchez-Uribe, T., &amp; Alonso-Sánchez, J. (2022). Seclusion for Unit Discipline: A Critical Study of Practice Rationales. Journal of Psychiatric Intensive Care, 18(2), 101–110.</text:p>
      <text:p text:style-name="P3">Russo, J. (2018). Through the eyes of the observed: Re-directing the research on psychiatric drug withdrawal. Health Sociology Review, 27(2), 192–208.</text:p>
      <text:p text:style-name="P3">Russo, J., &amp; Sweeney, A. (2016). Searching for a Rose Garden: Challenging Psychiatry, Fostering Mad Studies. PCCS Books.</text:p>
      <text:p text:style-name="P3">Rössler, W., et al. (2022). Training needs in global mental health: Results of a WHO survey. World Psychiatry, 21(1), 98–105.</text:p>
      <text:p text:style-name="P3">Sadowski, J (2020) Psychiatry as a system of power Radical Philosophy, 2(8), 17–26</text:p>
      <text:p text:style-name="P3">Sadowski, J (2020) Psychiatry as a system of power: Past and present Radical Philosophy, 2(8), 17–26</text:p>
      <text:p text:style-name="P3">Saliba, G (2007) Islamic Science and the Making of the European Renaissance MIT Press</text:p>
      <text:p text:style-name="P3">SAMHSA. (2009). Shared Decision-Making in Mental Health Care: Practice, Research, and Future Directions. Substance Abuse and Mental Health Services Administration.</text:p>
      <text:p text:style-name="P3">Scarry, E (1985) The Body in Pain: The Making and Unmaking of the World Oxford University Press</text:p>
      <text:p text:style-name="P3">Scheidel, W. (2010). Rome and China: Comparative Perspectives on Ancient World Empires. Oxford University Press.</text:p>
      <text:p text:style-name="P3">Scheidel, W. (2010). The Cambridge Companion to the Roman Economy. Cambridge University Press.</text:p>
      <text:p text:style-name="P3">Scott, J. C. (2017). Against the Grain: A Deep History of the Earliest States. Yale University Press.</text:p>
      <text:p text:style-name="P3">Scull, A (1989) Social Order/Mental Disorder: Anglo-American Psychiatry in Historical Perspective University of California Press</text:p>
      <text:p text:style-name="P3">SEPB. (2022). Encuesta nacional sobre salud mental y condiciones laborales. Sociedad Española de Psiquiatría Biológica.</text:p>
      <text:p text:style-name="P3">Showalter, E (1985) The Female Malady: Women, Madness and English Culture, 1830–1980 Pantheon Books</text:p>
      <text:p text:style-name="P3">Sisti, D., et al. (2021). Coercion in psychiatry: Lessons from the UN and beyond. Journal of Ethics in Mental Health, 14(1), 1–8.</text:p>
      <text:p text:style-name="P3">Sisti, D., Segal, A. G., &amp; Emanuel, E. J. (2021). Coercion in psychiatry: Lessons from the UN and beyond. Journal of Ethics in Mental Health, 14(1), 1–8</text:p>
      <text:p text:style-name="P3">Slack, P (1990) The English Poor Law, 1531–1782 Macmillan</text:p>
      <text:p text:style-name="P3">Slade, M., Amering, M., &amp; Oades, L. (2014). Recovery: An international perspective. Epidemiology and Psychiatric Sciences, 17(2), 128–137.</text:p>
      <text:p text:style-name="P3">Spandler, H., &amp; McWade, B. (2021). From psychiatric abuse to transformative justice: Situating the Special Rapporteur’s Report within long histories of resistance. Health and Human Rights Journal, 23(1), 173–186.</text:p>
      <text:p text:style-name="P3">Steinert, T. (2018). Learning from the Patient’s Perspective: Violence and Involuntary Measures in Psychiatric Wards. European Psychiatry, 52, 11–16.</text:p>
      <text:p text:style-name="P3">Svedberg, P., Palmstierna, T., &amp; Schollin, A. (2021). Seclusion and Restraint–Anpath to Harm? Clinical Psychology &amp; Psychotherapy, 28(1), 45–53.</text:p>
      <text:p text:style-name="P3">Sweeney, A., Clement, S., Filson, B., &amp; Kennedy, A. (2018). Trauma-informed mental healthcare in the UK: What is it and how can we further its development? Mental Health Review Journal, 23(3), 131–144</text:p>
      <text:p text:style-name="P1"><text:soft-page-break/><text:span text:style-name="T2">Sweeney, A., Clement, S., Filson, B., &amp; Kennedy, A. (2018). Trauma-informed mental healthcare in the UK: what is it and how can we further its development? Mental Health Review Journal, 23(3), 131–144.</text:span></text:p>
      <text:p text:style-name="P3">Sweeney, A., et al. (2018). Trauma-informed mental healthcare in the UK. Mental Health Review Journal, 23(3), 131–144.</text:p>
      <text:p text:style-name="P3">Tansella, M. (1986). Community psychiatry without mental hospitals—the Italian experience: A review. Journal of the Royal Society of Medicine, 79(11), 574–580.</text:p>
      <text:p text:style-name="P3">Tarolla, C., Reno, J., Marti, U., &amp; Rycraft, J. (2015). PTSD and Developmental Considerations in Forensic Adolescents. International Journal of Adolescent Medicine and Health, 27(2), 137–146.</text:p>
      <text:p text:style-name="P3">Teicher, M. H., &amp; Samson, J. A. (2016). Annual research review: Enduring neurobiological effects of childhood abuse and neglect. Journal of Child Psychology and Psychiatry, 57(3), 241–266.</text:p>
      <text:p text:style-name="P3">Teicher, M. H., &amp; Samson, J. A. (2016). Journal of Child Psychology and Psychiatry, 57(3), 241–266.</text:p>
      <text:p text:style-name="P3">Temkin, O. (1973). The Double Face of Janus and Other Essays in the History of Medicine. Johns Hopkins University Press.</text:p>
      <text:p text:style-name="P3">Tiihonen, J., et al. (2009). 11-year follow-up of mortality in schizophrenia. The Lancet, 374(9690), 620–627.</text:p>
      <text:p text:style-name="P3">UN CRPD. (2006). United Nations Convention on the Rights of Persons with Disabilities. United Nations.</text:p>
      <text:p text:style-name="P3">van der Kolk, B A (2014) The Body Keeps the Score: Brain, Mind, and Body in the Healing of Trauma Viking</text:p>
      <text:p text:style-name="P3">Van der Kolk, B. (2014). The Body Keeps the Score: Brain, Mind, and Body in the Healing of Trauma. Viking.</text:p>
      <text:p text:style-name="P3">Vancampfort, D., et al. (2015). Metabolic syndrome and its associations in people with schizophrenia. World Psychiatry, 14(3), 313–323.</text:p>
      <text:p text:style-name="P3">Watson, J., Nathan, E., Varese, F., Dewilde, S., &amp; McCarthy-Jones, S. (2022). Trauma, Coercion, and Psychosis: A Cross-study Analysis. The Lancet Psychiatry, 9(7), 511–520.</text:p>
      <text:p text:style-name="P3">Whitaker, R (2011) Anatomy of an Epidemic Broadway Books</text:p>
      <text:p text:style-name="P3">Whitaker, R. (2011). Anatomy of an epidemic: Magic bullets, psychiatric drugs, and the astonishing rise of mental illness in America. Crown Publishing.</text:p>
      <text:p text:style-name="P3">WHO &amp; OHCHR. (2024). Mental health, human rights and legislation: guidance and practice. World Health Organization / Office of the High Commissioner for Human Rights.</text:p>
      <text:p text:style-name="P3">WHO (2021). Guidance on community mental health services. Geneva: World Health Organization.</text:p>
      <text:p text:style-name="P3">WHO. (2021). Guidance on community mental health services: Promoting person-centred and rights-based approaches. World Health Organization.</text:p>
      <text:p text:style-name="P3">WHO. (2022). Countries move away from using coercive measures in mental health care. WHO Europe.</text:p>
      <text:p text:style-name="P3">WHO. (2022). World Mental Health Report: Transforming Mental Health for All. World Health Organization.</text:p>
      <text:p text:style-name="P3">WHO. (2025, March 25). New WHO guidance calls for urgent transformation of mental health policies. World Health Organization.</text:p>
      <text:p text:style-name="P3">World Health Organization (2001) Mental health: New understanding, new hope WHO</text:p>
      <text:p text:style-name="P3">World Health Organization (2022) World mental health report: Transforming mental health for all WHO</text:p>
      <text:p text:style-name="P3">World Health Organization. (2001). The World Health Report 2001: Mental Health: New Understanding, New Hope. Geneva: WHO.</text:p>
      <text:p text:style-name="P1"><text:span text:style-name="T2">World Health Organization. (2013). Mental Health Action Plan 2013–2020. Geneva: WHO.<text:line-break/><text:line-break/><text:line-break/></text:span>Bracken, P., Thomas, P., Timimi, S., Asen, E., Behr, G., Beuster, C., ... &amp; Yeomans, D. (2012). Psychiatry beyond the current paradigm. <text:span text:style-name="Emphasis">The British Journal of Psychiatry, 201</text:span>(6), 430–434.</text:p>
      <text:p text:style-name="Text_20_body">Fanon, F. (1961). <text:span text:style-name="Emphasis">The Wretched of the Earth</text:span>. Grove Press.</text:p>
      <text:p text:style-name="Text_20_body"><text:soft-page-break/>Gonzalez, A., &amp; Romero, M. (2020). Contenciones mecánicas: entre la ley y la práctica. <text:span text:style-name="Emphasis">Revista Española de Salud Pública, 94</text:span>, e1–e12.</text:p>
      <text:p text:style-name="Text_20_body">Huertas, R. (2022). Involuntary treatment and professional discretion. <text:span text:style-name="Emphasis">Gaceta Sanitaria, 36</text:span>(1), 35–41.</text:p>
      <text:p text:style-name="Text_20_body">Kirmayer, L. J., &amp; Pedersen, D. (2014). Toward a new architecture for global mental health. <text:span text:style-name="Emphasis">Transcultural Psychiatry, 51</text:span>(6), 759–776.</text:p>
      <text:p text:style-name="Text_20_body">Moncrieff, J. (2022). <text:span text:style-name="Emphasis">The Myth of the Chemical Cure</text:span> (2nd ed.). Palgrave Macmillan.</text:p>
      <text:p text:style-name="Text_20_body">Seikkula, J., Aaltonen, J., Alakare, B., Haarakangas, K., Keränen, J., &amp; Lehtinen, V. (2006). Five-year experience of first-episode nonaffective psychosis in open-dialogue approach. <text:span text:style-name="Emphasis">Psychotherapy Research, 16</text:span>(2), 214–228.</text:p>
      <text:p text:style-name="P3">Barbui, C., Papola, D., &amp; Saraceno, B. (2020). Forty years without restraint in Italy. <text:span text:style-name="Emphasis">British Journal of Psychiatry</text:span>, 216(1), 47–48.<text:line-break/>Bergström, T., Seikkula, J., et al. (2018). The family-oriented Open Dialogue approach in the treatment of first-episode psychosis. <text:span text:style-name="Emphasis">Psychosis</text:span>, 10(4), 334–345.<text:line-break/>Cosgrove, L., et al. (2020). Toward a person-centered mental health care paradigm. <text:span text:style-name="Emphasis">Community Mental Health Journal</text:span>, 56(5), 902–910.<text:line-break/>De Hert, M., et al. (2011). Cardiovascular disease and diabetes in people with severe mental illness. <text:span text:style-name="Emphasis">World Psychiatry</text:span>, 10(1), 52–77.<text:line-break/>Foucault, M. (1975/2003). <text:span text:style-name="Emphasis">Discipline and Punish</text:span>. Vintage.<text:line-break/>Gøtzsche, P. C. (2015). <text:span text:style-name="Emphasis">Deadly psychiatry and organised denial</text:span>. People’s Press.<text:line-break/>Ho, B. C., et al. (2011). Long-term antipsychotic treatment and brain volumes: A longitudinal study of first-episode schizophrenia. <text:span text:style-name="Emphasis">Archives of General Psychiatry</text:span>, 68(2), 128–137.<text:line-break/>Hopper, K., et al. (2007). <text:span text:style-name="Emphasis">Recovery from schizophrenia: An international perspective</text:span>. Oxford University Press.<text:line-break/>Kessler, R. C., et al. (2010). Childhood adversities and adult psychopathology. <text:span text:style-name="Emphasis">Archives of General Psychiatry</text:span>, 67(2), 113–123.<text:line-break/>Kirmayer, L. J., &amp; Pedersen, D. (2014). Toward a new architecture for global mental health. <text:span text:style-name="Emphasis">Transcultural Psychiatry</text:span>, 51(6), 759–776.<text:line-break/>Large, M., Ryan, C., et al. (2011). The predictive value of risk categorization in schizophrenia. <text:span text:style-name="Emphasis">Schizophrenia Research</text:span>, 127(1-3), 163–168.<text:line-break/>Large, M., Smith, G., et al. (2014). Systematic review and meta-analysis of the clinical factors associated with the use of coercive interventions in psychiatric inpatient settings. <text:span text:style-name="Emphasis">PLoS ONE</text:span>, 9(3), e94195.<text:line-break/>Moncrieff, J., &amp; Leo, J. (2010). A systematic review of the effects of antipsychotic drugs on brain volume. <text:span text:style-name="Emphasis">Psychological Medicine</text:span>, 40(9), 1409–1422.<text:line-break/>Patel, V., et al. (2018). The Lancet Commission on global mental health and sustainable development. <text:span text:style-name="Emphasis">The Lancet</text:span>, 392(10157), 1553–1598.<text:line-break/>Read, J., &amp; Dillon, J. (2013). <text:span text:style-name="Emphasis">Models of madness: Psychological, social and biological approaches to psychosis</text:span>. Routledge.<text:line-break/>Rose, N. (2006). <text:span text:style-name="Emphasis">The politics of life itself</text:span>. Princeton University Press.<text:line-break/>Ryan, C., Nielssen, O., &amp; Paton, M. (2010). Clinical decisions in psychiatry should not be based on risk assessment. <text:span text:style-name="Emphasis">Australasian Psychiatry</text:span>, 18(5), 398–403.<text:line-break/>Seikkula, J., Alakare, B., &amp; Aaltonen, J. (2006). Five-year experience of first-episode non-affective psychosis in Open Dialogue approach. <text:span text:style-name="Emphasis">Psychotherapy Research</text:span>, 16(2), 214–228.<text:line-break/>Sisti, D., et al. (2021). Coercion in psychiatry: Lessons from the UN and beyond. <text:span text:style-name="Emphasis">Journal of Ethics in Mental Health</text:span>, 14(1), 1–8.<text:line-break/>Tiihonen, J., et al. (2009). 11-year follow-up of mortality in schizophrenia. <text:span text:style-name="Emphasis">The Lancet</text:span>, 374(9690), 620–627.<text:line-break/><text:soft-page-break/>Vancampfort, D., et al. (2015). Metabolic syndrome and its associations in people with schizophrenia. <text:span text:style-name="Emphasis">World Psychiatry</text:span>, 14(3), 313–323.<text:line-break/>WHO (2021). <text:span text:style-name="Emphasis">Guidance on community mental health services: Promoting person-centred and rights-based approaches</text:span>. Geneva: World Health Organization.<text:line-break/>WHO (2013). <text:span text:style-name="Emphasis">Mental health action plan 2013–2020</text:span>. Geneva: World Health Organization.<text:line-break/>WPA (2020). <text:span text:style-name="Emphasis">Position Statement on Coercion in Psychiatry</text:span>. World Psychiatric Association.</text:p>
      <text:p text:style-name="P3"/>
      <text:p text:style-name="P4">Bordin, E. S. (1979). The generalizability of the psychoanalytic concept of the working alliance. <text:span text:style-name="Emphasis">Psychotherapy: Theory, Research &amp; Practice</text:span>, 16(3), 252–260.</text:p>
      <text:p text:style-name="Text_20_body">Flückiger, C., Del Re, A. C., Wampold, B. E., &amp; Horvath, A. O. (2018). The alliance in adult psychotherapy: A meta-analytic synthesis. <text:span text:style-name="Emphasis">Psychotherapy</text:span>, 55(4), 316–340.</text:p>
      <text:p text:style-name="Text_20_body">Horvath, A. O., &amp; Symonds, B. D. (1991). Relation between working alliance and outcome in psychotherapy: A meta-analysis. <text:span text:style-name="Emphasis">Journal of Counseling Psychology</text:span>, 38(2), 139–149.</text:p>
      <text:p text:style-name="Text_20_body">Read, J., Mosher, L. R., &amp; Bentall, R. P. (Eds.). (2005). <text:span text:style-name="Emphasis">Models of Madness: Psychological, Social and Biological Approaches to Schizophrenia</text:span>. Routledge.</text:p>
      <text:p text:style-name="Text_20_body">Rose, D., Fleischmann, P., Tonkiss, F., Campbell, P., &amp; Wykes, T. (2019). User and carer involvement in change management in a mental health context: Review of the literature. <text:span text:style-name="Emphasis">International Review of Psychiatry</text:span>, 30(5), 397–404.</text:p>
      <text:p text:style-name="Text_20_body">Siegel, D. J. (2012). <text:span text:style-name="Emphasis">The Developing Mind: How Relationships and the Brain Interact to Shape Who We Are</text:span> (2nd ed.). Guilford Press.</text:p>
      <text:p text:style-name="Text_20_body">Slade, M., Amering, M., &amp; Oades, L. (2014). Recovery: an international perspective. <text:span text:style-name="Emphasis">Epidemiology and Psychiatric Sciences</text:span>, 17(2), 128–137.</text:p>
      <text:p text:style-name="P4">Baer, H. A. (1997). <text:span text:style-name="Emphasis">Biomedicine and alternative healing systems in America</text:span>. University of Wisconsin Press.</text:p>
      <text:p text:style-name="Text_20_body">Fecher, B., &amp; Friesike, S. (2014). Open science: One term, five schools of thought. <text:span text:style-name="Emphasis">Opening science</text:span>, 17–47. https://doi.org/10.1007/978-3-319-00026-8_2</text:p>
      <text:p text:style-name="Text_20_body">Holmes, S. M., &amp; et al. (2006). Oaxacans Like to Work Bent Over: The Naturalization of Social Suffering among Berry Farm Workers. <text:span text:style-name="Emphasis">International Migration</text:span>, 44(3), 39–68.</text:p>
      <text:p text:style-name="Text_20_body">Kemmis, S., McTaggart, R., &amp; Nixon, R. (2014). <text:span text:style-name="Emphasis">The action research planner: Doing critical participatory action research</text:span>. Springer.</text:p>
      <text:p text:style-name="Text_20_body">Nosek, B. A., Alter, G., Banks, G. C., et al. (2015). Promoting an open research culture. <text:span text:style-name="Emphasis">Science</text:span>, 348(6242), 1422–1425. https://doi.org/10.1126/science.aab2374</text:p>
      <text:p text:style-name="Text_20_body">Rappaport, J. (2008). Beyond participant observation: Collaborative ethnography as theoretical innovation. <text:span text:style-name="Emphasis">Collaborative Anthropologies</text:span>, 1(1), 1–31. https://doi.org/10.1353/cla.0.0002</text:p>
      <text:p text:style-name="Text_20_body">Reason, P., &amp; Bradbury, H. (2008). <text:span text:style-name="Emphasis">The SAGE handbook of action research: Participative inquiry and practice</text:span> (2nd ed.). SAGE.</text:p>
      <text:p text:style-name="Text_20_body">Scheper-Hughes, N. (1992). <text:span text:style-name="Emphasis">Death without weeping: The violence of everyday life in Brazil</text:span>. University of California Press.</text:p>
      <text:p text:style-name="Text_20_body">Singer, M., &amp; Baer, H. (2018). <text:span text:style-name="Emphasis">Introducing medical anthropology: A discipline in action</text:span> (4th ed.). Rowman &amp; Littlefield.</text:p>
      <text:p text:style-name="P4"><text:soft-page-break/>Baer, H. A. (1997). <text:span text:style-name="Emphasis">Biomedicine and alternative healing systems in America: Issues of class, race, ethnicity, and gender</text:span>. University of Wisconsin Press.</text:p>
      <text:p text:style-name="Text_20_body">Henning, G., García-Campayo, J., Aguilera, A., &amp; Martínez-Catena, A. (2023). Dialogical psychiatry and ethical awareness in Spain: A national survey on the challenges of implementing Open Dialogue. <text:span text:style-name="Emphasis">Frontiers in Psychology, 14</text:span>, 1166919. <text:a xlink:type="simple" xlink:href="https://doi.org/10.3389/fpsyg.2023.1166919" office:target-frame-name="_new" xlink:show="replace" text:style-name="Internet_20_link" text:visited-style-name="Visited_20_Internet_20_Link">https://doi.org/10.3389/fpsyg.2023.1166919</text:a></text:p>
      <text:p text:style-name="Text_20_body">Johnstone, L., &amp; Boyle, M. (2018). <text:span text:style-name="Emphasis">The power threat meaning framework: Towards the identification of patterns in emotional distress, unusual experiences and troubled or troubling behaviour</text:span>. British Psychological Society.</text:p>
      <text:p text:style-name="Text_20_body">Kleinman, A. (1995). <text:span text:style-name="Emphasis">Writing at the margin: Discourse between anthropology and medicine</text:span>. University of California Press.</text:p>
      <text:p text:style-name="Text_20_body">Nosek, B. A., Alter, G., Banks, G. C., et al. (2015). Promoting an open research culture. <text:span text:style-name="Emphasis">Science, 348</text:span>(6242), 1422–1425. https://doi.org/10.1126/science.aab2374</text:p>
      <text:p text:style-name="Text_20_body">Rappaport, J. (2008). Beyond participant observation: Collaborative ethnography as theoretical innovation. <text:span text:style-name="Emphasis">Collaborative Anthropologies, 1</text:span>(1), 1–31. https://doi.org/10.1353/cla.0.0002</text:p>
      <text:p text:style-name="Text_20_body">Read, J., Haslam, N., Sayce, L., &amp; Davies, E. (2013). Prejudice and schizophrenia: A review of the ‘mental illness is an illness like any other’ approach. <text:span text:style-name="Emphasis">Acta Psychiatrica Scandinavica, 127</text:span>(6), 420–430. https://doi.org/10.1111/acps.12118</text:p>
      <text:p text:style-name="Text_20_body">Scheper-Hughes, N. (1992). <text:span text:style-name="Emphasis">Death without weeping: The violence of everyday life in Brazil</text:span>. University of California Press.</text:p>
      <text:p text:style-name="P4">Biehl, J. (2005). <text:span text:style-name="Emphasis">Vita: Life in a zone of social abandonment</text:span>. University of California Press.</text:p>
      <text:p text:style-name="Text_20_body">Das, V., &amp; Das, A. (2006). Pharmaceuticals in urban ecologies: The register of the local. <text:span text:style-name="Emphasis">Ethnography, 7</text:span>(3), 267–284. https://doi.org/10.1177/1466138106066658</text:p>
      <text:p text:style-name="Text_20_body">Davies, J. (2017). <text:span text:style-name="Emphasis">Cracked: Why psychiatry is doing more harm than good</text:span>. Icon Books.</text:p>
      <text:p text:style-name="Text_20_body">Garcia, A. (2010). <text:span text:style-name="Emphasis">The pastoral clinic: Addiction and dispossession along the Rio Grande</text:span>. University of California Press.</text:p>
      <text:p text:style-name="Text_20_body">Good, B. J., DelVecchio Good, M.-J., Grayman, J., &amp; Lakoma, M. (2010). A dialogue on “pasung”: Restraint and confinement of people with mental illness in Indonesia. <text:span text:style-name="Emphasis">Culture, Medicine, and Psychiatry, 34</text:span>(1), 100–106. https://doi.org/10.1007/s11013-009-9162-0</text:p>
      <text:p text:style-name="Text_20_body">Harper, I. (2011). <text:span text:style-name="Emphasis">Development and public health in the Himalaya: Reflections on healing in contemporary Nepal</text:span>. Routledge.</text:p>
      <text:p text:style-name="Text_20_body">Kemmis, S., McTaggart, R., &amp; Nixon, R. (2014). <text:span text:style-name="Emphasis">The action research planner: Doing critical participatory action research</text:span>. Springer.</text:p>
      <text:p text:style-name="Text_20_body">Low, S. M., &amp; Merry, S. E. (2010). Engaged anthropology: Diversity and dilemmas. <text:span text:style-name="Emphasis">Current Anthropology, 51</text:span>(S2), S203–S226. https://doi.org/10.1086/653837</text:p>
      <text:p text:style-name="Text_20_body">Scheper-Hughes, N. (1992). <text:span text:style-name="Emphasis">Death without weeping: The violence of everyday life in Brazil</text:span>. University of California Press.</text:p>
      <text:p text:style-name="Text_20_body">Speed, S., &amp; Kelly, P. (2014). Defining the politics of engagement: The anthropology of “facing” the state. <text:span text:style-name="Emphasis">Anthropological Quarterly, 87</text:span>(1), 213–251.</text:p>
      <text:p text:style-name="P4"><text:soft-page-break/>Fassin, D. (2013). <text:span text:style-name="Emphasis">Enforcing order: An ethnography of urban policing</text:span>. Polity Press.</text:p>
      <text:p text:style-name="Text_20_body">Keck, F., &amp; Ticktin, M. (Eds.). (2015). <text:span text:style-name="Emphasis">Anthropology of the contemporary: Ethnographies of emergency</text:span>. Routledge.</text:p>
      <text:p text:style-name="Text_20_body">Newnes, C. (Ed.). (2021). <text:span text:style-name="Emphasis">Psychiatry and political abuse: Reflections from the survivors and professionals</text:span>. PCCS Books.</text:p>
      <text:p text:style-name="Text_20_body">Petryna, A. (2002). <text:span text:style-name="Emphasis">Life exposed: Biological citizens after Chernobyl</text:span>. Princeton University Press.</text:p>
      <text:p text:style-name="Text_20_body">Rappaport, J. (2008). Beyond participant observation: Collaborative ethnography as theoretical innovation. <text:span text:style-name="Emphasis">Collaborative Anthropologies, 1</text:span>(1), 1–31. https://doi.org/10.1353/cla.0.0002</text:p>
      <text:p text:style-name="Text_20_body">Rose, N. (2018). <text:span text:style-name="Emphasis">Our psychiatric future: The politics of mental health</text:span>. Polity Press.</text:p>
      <text:p text:style-name="P4">Boyd, D., &amp; Lassiter, L. E. (2021). <text:span text:style-name="Emphasis">Collaborative ethnography: The dialogic turn in anthropological practice</text:span> (2nd ed.). Routledge.</text:p>
      <text:p text:style-name="Text_20_body">Freire, P. (2005). <text:span text:style-name="Emphasis">Pedagogy of the oppressed</text:span> (30th anniversary ed., M. B. Ramos, Trans.). Continuum. (Original work published 1970)</text:p>
      <text:p text:style-name="Text_20_body">Ginsburg, F. D., &amp; Rapp, R. (2013). Entangled ethnography: Imagining a future for young adults with learning disabilities. <text:span text:style-name="Emphasis">Social Science &amp; Medicine, 99</text:span>, 204–210. https://doi.org/10.1016/j.socscimed.2013.05.036</text:p>
      <text:p text:style-name="Text_20_body">Holmes, S. M., &amp; et al. (2006). Oaxacans Like to Work Bent Over: The Naturalization of Social Suffering among Berry Farm Workers. <text:span text:style-name="Emphasis">International Migration, 44</text:span>(3), 39–68.</text:p>
      <text:p text:style-name="Text_20_body">Rappaport, J. (2008). Beyond participant observation: Collaborative ethnography as theoretical innovation. <text:span text:style-name="Emphasis">Collaborative Anthropologies, 1</text:span>(1), 1–31. https://doi.org/10.1353/cla.0.0002</text:p>
      <text:p text:style-name="Text_20_body">Scheper-Hughes, N. (1992). <text:span text:style-name="Emphasis">Death without weeping: The violence of everyday life in Brazil</text:span>. University of California Press.</text:p>
      <text:p text:style-name="P4">Farmer, P. (2005). <text:span text:style-name="Emphasis">Pathologies of power: Health, human rights, and the new war on the poor</text:span>. University of California Press.</text:p>
      <text:p text:style-name="Text_20_body">Keck, F., &amp; Keck, T. (2020). <text:span text:style-name="Emphasis">Anthropology of policy: Critical perspectives on governance and reform</text:span>. Routledge.</text:p>
      <text:p text:style-name="Text_20_body">Rose, N. (2018). <text:span text:style-name="Emphasis">Our psychiatric future: The politics of mental health</text:span>. Polity Press.</text:p>
      <text:p text:style-name="Text_20_body">Scheper-Hughes, N. (1995). The primacy of the ethical: Propositions for a militant anthropology. <text:span text:style-name="Emphasis">Current Anthropology, 36</text:span>(3), 409–440. https://doi.org/10.1086/204378</text:p>
      <text:p text:style-name="Text_20_body">Shore, C., &amp; Wright, S. (2011). Conceptualizing policy: Technologies of governance and the politics of visibility. In C. Shore, S. Wright, &amp; D. Però (Eds.), <text:span text:style-name="Emphasis">Policy worlds: Anthropology and the analysis of contemporary power</text:span> (pp. 1–26). Berghahn Books.</text:p>
      <text:p text:style-name="P1"><text:span text:style-name="T2">Council of Europe. (2023). </text:span><text:span text:style-name="Emphasis"><text:span text:style-name="T2">Compendium report: Good practices in the Council of Europe to promote voluntary measures in mental health</text:span></text:span><text:span text:style-name="T2">. Council of Europe. </text:span><text:a xlink:type="simple" xlink:href="https://www.coe.int/en/web/human-rights-and-biomedicine/compendium-report-good-practices-in-the-council-of-europe-to-promote-voluntary-measures-in-mental-health-" text:style-name="Internet_20_link" text:visited-style-name="Visited_20_Internet_20_Link">https://www.coe.int/en/web/human-rights-and-biomedicine/compendium-report-good-practices-in-the-council-of-europe-to-promote-voluntary-measures-in-mental-health-</text:a><text:span text:style-name="T2"><text:line-break/><text:line-break/></text:span>de la Bellacasa, M. P. (2011). Matters of care in technoscience: Assembling neglected things. <text:span text:style-name="Emphasis">Social Studies of Science, 41</text:span>(1), 85–106. https://doi.org/10.1177/0306312710380301</text:p>
      <text:p text:style-name="Text_20_body"><text:soft-page-break/>Fecher, B., &amp; Friesike, S. (2014). Open science: One term, five schools of thought. In S. Bartling &amp; S. Friesike (Eds.), <text:span text:style-name="Emphasis">Opening science</text:span> (pp. 17–47). Springer. https://doi.org/10.1007/978-3-319-00026-8_2</text:p>
      <text:p text:style-name="Text_20_body">Jasanoff, S. (2004). <text:span text:style-name="Emphasis">States of knowledge: The co-production of science and social order</text:span>. Routledge.</text:p>
      <text:p text:style-name="Text_20_body">Kaltenbrunner, W., Birch, K., &amp; van Leeuwen, T. (2022). Towards an epistemic ethics for open science. <text:span text:style-name="Emphasis">Science and Public Policy, 49</text:span>(4), 564–575. https://doi.org/10.1093/scipol/scac022</text:p>
      <text:p text:style-name="Text_20_body">Munafò, M. R., Nosek, B. A., Bishop, D. V. M., Button, K. S., Chambers, C. D., Percie du Sert, N., ... &amp; Ioannidis, J. P. A. (2017). A manifesto for reproducible science. <text:span text:style-name="Emphasis">Nature Human Behaviour, 1</text:span>(1), 1–9. https://doi.org/10.1038/s41562-016-0021</text:p>
      <text:p text:style-name="Text_20_body">Nosek, B. A., Alter, G., Banks, G. C., et al. (2015). Promoting an open research culture. <text:span text:style-name="Emphasis">Science, 348</text:span>(6242), 1422–1425. https://doi.org/10.1126/science.aab2374</text:p>
      <text:p text:style-name="Text_20_body">UNESCO. (2021). <text:span text:style-name="Emphasis">UNESCO recommendation on open science</text:span>. <text:a xlink:type="simple" xlink:href="https://unesdoc.unesco.org/ark:/48223/pf0000379949.locale=en" office:target-frame-name="_new" xlink:show="replace" text:style-name="Internet_20_link" text:visited-style-name="Visited_20_Internet_20_Link">https://unesdoc.unesco.org/ark:/48223/pf0000379949.locale=en</text:a></text:p>
      <text:p text:style-name="P4">Farmer, P. (2004). <text:span text:style-name="Emphasis">Pathologies of power: Health, human rights, and the new war on the poor</text:span>. University of California Press.</text:p>
      <text:p text:style-name="Text_20_body">Good, B. J. (1994). <text:span text:style-name="Emphasis">Medicine, rationality, and experience: An anthropological perspective</text:span>. Cambridge University Press.</text:p>
      <text:p text:style-name="Text_20_body">Kleinman, A. (1995). <text:span text:style-name="Emphasis">Writing at the margin: Discourse between anthropology and medicine</text:span>. University of California Press.</text:p>
      <text:p text:style-name="Text_20_body">Scheper-Hughes, N. (2004). Parts unknown: Undercover ethnography of the organs-trafficking underworld. <text:span text:style-name="Emphasis">Ethnography, 5</text:span>(1), 29–73.</text:p>
      <text:p text:style-name="Text_20_body">White, J. M. (2017). The ethics of ignorance: Reconsidering the role of reflexivity in research. <text:span text:style-name="Emphasis">Qualitative Research, 17</text:span>(5), 546–562.</text:p>
      <text:p text:style-name="P4">Fassin, D. (2011). <text:span text:style-name="Emphasis">Humanitarian reason: A moral history of the present</text:span>. University of California Press.</text:p>
      <text:p text:style-name="Text_20_body"><text:span text:style-name="T4">Good, B. J. (1994). </text:span><text:span text:style-name="Emphasis"><text:span text:style-name="T4">Medicine, rationality, and experience: An anthropological perspective</text:span></text:span><text:span text:style-name="T4">. Cambridge University Press.</text:span></text:p>
      <text:p text:style-name="Text_20_body">Kelly, A. H. (2016). The experimental unit: Configuring human subjects in the global health laboratory. <text:span text:style-name="Emphasis">Social Studies of Science, 46</text:span>(3), 466–485.</text:p>
      <text:p text:style-name="Text_20_body">Moncrieff, J., Jansen, J., &amp; Hemming, L. (2013). The subjective experience of taking antipsychotic medication: A content analysis of Internet data. <text:span text:style-name="Emphasis">Acta Psychiatrica Scandinavica, 127</text:span>(6), 460–470.</text:p>
      <text:p text:style-name="Text_20_body">Scheper-Hughes, N. (1995). The primacy of the ethical: Propositions for a militant anthropology. <text:span text:style-name="Emphasis">Current Anthropology, 36</text:span>(3), 409–440.</text:p>
      <text:p text:style-name="Text_20_body">Summerfield, D. (2001). The invention of post-traumatic stress disorder and the social usefulness of a psychiatric category. <text:span text:style-name="Emphasis">BMJ, 322</text:span>(7278), 95–98.</text:p>
      <text:p text:style-name="Text_20_body">White, J. M. (2017). The ethics of ignorance: Reconsidering the role of reflexivity in research. <text:span text:style-name="Emphasis">Qualitative Research, 17</text:span>(5), 546–562.</text:p>
      <text:p text:style-name="P4"><text:soft-page-break/>Farmer, P. (2004). <text:span text:style-name="Emphasis">Pathologies of power: Health, human rights, and the new war on the poor</text:span>. University of California Press.</text:p>
      <text:p text:style-name="Text_20_body">Fassin, D. (2011). <text:span text:style-name="Emphasis">Humanitarian reason: A moral history of the present</text:span>. University of California Press.</text:p>
      <text:p text:style-name="Text_20_body">Kleinman, A., &amp; Das, V. (2001). Violence and subjectivity. <text:span text:style-name="Emphasis">Berkeley: University of California Press</text:span>.</text:p>
      <text:p text:style-name="Text_20_body">Metzl, J. M. (2009). <text:span text:style-name="Emphasis">The protest psychosis: How schizophrenia became a Black disease</text:span>. Beacon Press.</text:p>
      <text:p text:style-name="Text_20_body">Rose, N. (2007). <text:span text:style-name="Emphasis">The politics of life itself: Biomedicine, power, and subjectivity in the twenty-first century</text:span>. Princeton University Press.</text:p>
      <text:p text:style-name="Text_20_body">Scheper-Hughes, N. (1992). <text:span text:style-name="Emphasis">Death without weeping: The violence of everyday life in Brazil</text:span>. University of California Press.</text:p>
      <text:p text:style-name="Text_20_body">White, J. M. (2017). The ethics of ignorance: Reconsidering the role of reflexivity in research. <text:span text:style-name="Emphasis">Qualitative Research, 17</text:span>(5), 546–562.</text:p>
      <text:p text:style-name="P4">Desjarlais, R. R. (1997). <text:span text:style-name="Emphasis">Shelter blues: Sanity and selfhood among the homeless</text:span>. University of Pennsylvania Press.</text:p>
      <text:p text:style-name="Text_20_body">Fecher, B., &amp; Friesike, S. (2014). Open science: One term, five schools of thought. <text:span text:style-name="Emphasis">In S. Bartling &amp; S. Friesike (Eds.), Opening Science</text:span> (pp. 17–47). Springer.</text:p>
      <text:p text:style-name="Text_20_body">Kleinman, A. (1999). <text:span text:style-name="Emphasis">Experience and its moral modes: Culture, human conditions, and disorder</text:span>. Tanner Lectures on Human Values.</text:p>
      <text:p text:style-name="Text_20_body">Scheper-Hughes, N. (1995). The primacy of the ethical: Propositions for a militant anthropology. <text:span text:style-name="Emphasis">Current Anthropology, 36</text:span>(3), 409–440.</text:p>
      <text:p text:style-name="Text_20_body">White, J. M. (2017). The ethics of ignorance: Reconsidering the role of reflexivity in research. <text:span text:style-name="Emphasis">Qualitative Research, 17</text:span>(5), 546–562.</text:p>
      <text:p text:style-name="P4">Bauman, Z. (2000). <text:span text:style-name="Emphasis">Liquid modernity</text:span>. Polity Press.</text:p>
      <text:p text:style-name="Text_20_body">Burstow, B. (2003). Toward a radical understanding of trauma and trauma work. <text:span text:style-name="Emphasis">Violence Against Women, 9</text:span>(11), 1293–1317.</text:p>
      <text:p text:style-name="Text_20_body">Das, V. (2007). <text:span text:style-name="Emphasis">Life and words: Violence and the descent into the ordinary</text:span>. University of California Press.</text:p>
      <text:p text:style-name="Text_20_body">Fanon, F. (1963). <text:span text:style-name="Emphasis">The wretched of the earth</text:span>. Grove Press.</text:p>
      <text:p text:style-name="Text_20_body">Foucault, M. (1977). <text:span text:style-name="Emphasis">Discipline and punish: The birth of the prison</text:span>. Pantheon Books.</text:p>
      <text:p text:style-name="Text_20_body">Good, B., DelVecchio Good, M. J., &amp; Becker, A. (1994). The culture of medicine and racial, ethnic, and class disparities in healthcare. In C. Bird, P. Conrad, &amp; A. Fremont (Eds.), <text:span text:style-name="Emphasis">Handbook of medical sociology</text:span> (5th ed.). Prentice Hall.</text:p>
      <text:p text:style-name="Text_20_body">Newnes, C. (2021). The destructiveness of xenophobia. <text:span text:style-name="Emphasis">Journal of Critical Psychology, Counselling and Psychotherapy, 24</text:span>(1), 28–37.</text:p>
      <text:p text:style-name="Text_20_body">Rose, D. (2014). Patient and public involvement in health research: Ethical imperative and/or radical challenge? <text:span text:style-name="Emphasis">Journal of Health Psychology, 19</text:span>(1), 149–158.</text:p>
      <text:p text:style-name="Text_20_body"><text:soft-page-break/>Voronka, J. (2016). The politics of ‘people with lived experience’: Experiential authority and the risks of strategic essentialism. <text:span text:style-name="Emphasis">Philosophy, Psychiatry, &amp; Psychology, 23</text:span>(3), 189–201.</text:p>
      <text:p text:style-name="P4">Boyle, M., Johnstone, L., &amp; the Abandoning Schizophrenia Team. (2013). <text:span text:style-name="Emphasis">The personal consequences of a diagnosis of schizophrenia: A report from the Inquiry into the ‘Schizophrenia’ Label</text:span>. PCCS Books.</text:p>
      <text:p text:style-name="Text_20_body">Fricker, M. (2007). <text:span text:style-name="Emphasis">Epistemic injustice: Power and the ethics of knowing</text:span>. Oxford University Press.</text:p>
      <text:p text:style-name="Text_20_body">Good, B. J. (1994). <text:span text:style-name="Emphasis">Medicine, rationality, and experience: An anthropological perspective</text:span>. Cambridge University Press.</text:p>
      <text:p text:style-name="Text_20_body">Kleinman, A., &amp; Benson, P. (2006). Anthropology in the clinic: The pro</text:p>
      <text:p text:style-name="P4">Fernando, S., Kalathil, J., Thomas, P., &amp; Wallcraft, J. (2014). <text:span text:style-name="Emphasis">Inquiry into the ‘Schizophrenia’ Label: Final Report</text:span>. PCCS Books.</text:p>
      <text:p text:style-name="Text_20_body">Fricker, M. (2007). <text:span text:style-name="Emphasis">Epistemic injustice: Power and the ethics of knowing</text:span>. Oxford University Press.</text:p>
      <text:p text:style-name="Text_20_body">Good, B. J. (1994). <text:span text:style-name="Emphasis">Medicine, rationality, and experience: An anthropological perspective</text:span>. Cambridge University Press.</text:p>
      <text:p text:style-name="Text_20_body">Kleinman, A., &amp; Benson, P. (2006). Anthropology in the clinic: The problem of cultural competency and how to fix it. <text:span text:style-name="Emphasis">PLoS Medicine, 3</text:span>(10), e294. https://doi.org/10.1371/journal.pmed.0030294</text:p>
      <text:p text:style-name="P4">Bakhtin, M. M. (1981). <text:span text:style-name="Emphasis">The Dialogic Imagination: Four Essays</text:span>. University of Texas Press.</text:p>
      <text:p text:style-name="Text_20_body">Buus, N., Bikic, A., Jacobsen, E., Müller-Nielsen, K., Aagaard, J., &amp; Rossen, C. B. (2017). Adapting and implementing Open Dialogue in the Scandinavian countries: A scoping review. <text:span text:style-name="Emphasis">International Journal of Mental Health Systems</text:span>, <text:span text:style-name="Emphasis">11</text:span>(1), 33. https://doi.org/10.1186/s13033-017-0110-3</text:p>
      <text:p text:style-name="Text_20_body">González, C., Saavedra, J., &amp; Laviana, M. (2020). Violencia institucional y salud mental en España: revisión sistemática. <text:span text:style-name="Emphasis">Salud Colectiva</text:span>, <text:span text:style-name="Emphasis">16</text:span>, e2456. https://doi.org/10.18294/sc.2020.2456</text:p>
      <text:p text:style-name="Text_20_body">Holmes, S. M., &amp; Ponte, M. (2006). En-case-ing the patient: Creating diseased bodies and hierarchies of the deserving. <text:span text:style-name="Emphasis">Health</text:span>, <text:span text:style-name="Emphasis">10</text:span>(2), 197–217.</text:p>
      <text:p text:style-name="Text_20_body">Kalathil, J. (2011). Dancing to our own tunes: Reassessing black and minority ethnic mental health service user involvement. National Survivor User Network.</text:p>
      <text:p text:style-name="Text_20_body">Pocobello, R., Dell'Acqua, G., Degli Esposti, M., &amp; Leuci, E. (2021). HOPEnDialogue project: Tracking the implementation and dissemination of Open Dialogue practices across Europe and beyond. <text:span text:style-name="Emphasis">Psychosis</text:span>, <text:span text:style-name="Emphasis">13</text:span>(3), 253–262. https://doi.org/10.1080/17522439.2021.1936472</text:p>
      <text:p text:style-name="Text_20_body">Rappaport, J. (2008). Beyond participant observation: Collaborative ethnography as theoretical innovation. <text:span text:style-name="Emphasis">Collaborative Anthropologies</text:span>, <text:span text:style-name="Emphasis">1</text:span>, 1–31.</text:p>
      <text:p text:style-name="Text_20_body">Ramon, S., Beales, A., Monahan, M., &amp; Russo, J. (2022). Co-production and the transformation of mental health services: A critical review of the literature. <text:span text:style-name="Emphasis">Mental Health and Social Inclusion</text:span>, <text:span text:style-name="Emphasis">26</text:span>(1), 23–37.</text:p>
      <text:p text:style-name="Text_20_body">Razzaque, R., &amp; Stockmann, T. (2016). An introduction to peer-supported open dialogue in mental healthcare. <text:span text:style-name="Emphasis">BJPsych Advances</text:span>, <text:span text:style-name="Emphasis">22</text:span>(5), 348–356. https://doi.org/10.1192/apt.bp.115.015230</text:p>
      <text:p text:style-name="Text_20_body"><text:soft-page-break/>Seikkula, J., &amp; Olson, M. E. (2003). The open dialogue approach to acute psychosis: Its poetics and micropolitics. <text:span text:style-name="Emphasis">Family Process</text:span>, <text:span text:style-name="Emphasis">42</text:span>(3), 403–418.</text:p>
      <text:p text:style-name="Text_20_body">Seikkula, J., Alakare, B., &amp; Aaltonen, J. (2006). Open Dialogue in psychosis I: An introduction and case illustration. <text:span text:style-name="Emphasis">Journal of Constructivist Psychology</text:span>, <text:span text:style-name="Emphasis">19</text:span>(3), 161–181.</text:p>
      <text:p text:style-name="Text_20_body">Thomas, P., &amp; Bracken, P. (2007). Critical psychiatry. <text:span text:style-name="Emphasis">The British Journal of Psychiatry</text:span>, <text:span text:style-name="Emphasis">188</text:span>(1), 1–2. https://doi.org/10.1192/bjp.bp.106.034827</text:p>
      <text:p text:style-name="P4">Arango, C., Díaz-Caneja, C. M., McGorry, P. D., Rapoport, J., Sommer, I. E., Vorstman, J. A., ... &amp; Carpenter, W. (2021). Preventive strategies for mental health. <text:span text:style-name="Emphasis">The Lancet Psychiatry</text:span>, <text:span text:style-name="Emphasis">8</text:span>(7), 591–604.</text:p>
      <text:p text:style-name="Text_20_body">Jackson, J. R., Eaton, W. W., Cascella, N. G., Fasano, A., &amp; Kelly, D. L. (2012). Neurologic and psychiatric manifestations of celiac disease and gluten sensitivity. <text:span text:style-name="Emphasis">Psychiatric Quarterly</text:span>, <text:span text:style-name="Emphasis">83</text:span>(1), 91–102.</text:p>
      <text:p text:style-name="Text_20_body">Kalathil, J. (2013). <text:span text:style-name="Emphasis">Recovery and resilience: African, African-Caribbean and South Asian women’s narratives of recovering from mental distress</text:span>. Mental Health Foundation.</text:p>
      <text:p text:style-name="Text_20_body">Lionetti, E., Leonardi, S., Franzonello, C., Mancardi, M., Ruggieri, M., &amp; Catassi, C. (2015). Gluten psychosis: confirmation of a new clinical entity. <text:span text:style-name="Emphasis">Nutrients</text:span>, <text:span text:style-name="Emphasis">7</text:span>(7), 5532–5539.</text:p>
      <text:p text:style-name="Text_20_body">Ministerio de Sanidad. (2022). <text:span text:style-name="Emphasis">Estrategia de Salud Mental del Sistema Nacional de Salud: 2022–2026</text:span>. Gobierno de España. https://www.sanidad.gob.es</text:p>
      <text:p text:style-name="Text_20_body">Read, J., &amp; Dillon, J. (Eds.). (2013). <text:span text:style-name="Emphasis">Models of madness: Psychological, social and biological approaches to psychosis</text:span> (2nd ed.). Routledge.</text:p>
      <text:p text:style-name="Text_20_body">Read, J., Mosher, L. R., &amp; Bentall, R. P. (2008). <text:span text:style-name="Emphasis">Models of madness: Psychological, social and biological approaches to schizophrenia</text:span>. Routledge.</text:p>
      <text:p text:style-name="P4">Beauchamp, T L, &amp; Childress, J F (2019) <text:span text:style-name="Emphasis">Principles of biomedical ethics</text:span> (8th ed) Oxford University Press</text:p>
      <text:p text:style-name="Text_20_body">De Vaus, D (2013) <text:span text:style-name="Emphasis">Surveys in social research</text:span> (6th ed) Routledge</text:p>
      <text:p text:style-name="Text_20_body">European Commission (2020) <text:span text:style-name="Emphasis">Open science policy platform final report</text:span> Publications Office of the European Union <text:a xlink:type="simple" xlink:href="https://data.europa.eu/doi/10.2777/00139" office:target-frame-name="_new" xlink:show="replace" text:style-name="Internet_20_link" text:visited-style-name="Visited_20_Internet_20_Link">https://data.europa.eu/doi/10.2777/00139</text:a></text:p>
      <text:p text:style-name="Text_20_body">Fink, A (2013) <text:span text:style-name="Emphasis">How to conduct surveys: A step-by-step guide</text:span> (5th ed) Sage</text:p>
      <text:p text:style-name="Text_20_body">Flick, U (2018) <text:span text:style-name="Emphasis">An introduction to qualitative research</text:span> (6th ed) Sage</text:p>
      <text:p text:style-name="Text_20_body">Fernando, S (2014) <text:span text:style-name="Emphasis">Mental health worldwide: Culture, globalization and development</text:span> Palgrave Macmillan</text:p>
      <text:p text:style-name="Text_20_body">Gobo, G (2008) <text:span text:style-name="Emphasis">Doing ethnography</text:span> Sage</text:p>
      <text:p text:style-name="Text_20_body">Honneth, A (2012) <text:span text:style-name="Emphasis">The I in we: Studies in the theory of recognition</text:span> Polity Press</text:p>
      <text:p text:style-name="Text_20_body">Ioannidis, J P A (2005) Why most published research findings are false <text:span text:style-name="Emphasis">PLoS Medicine</text:span>, <text:span text:style-name="Emphasis">2</text:span>(8), e124 https://doi.org/10.1371/journal.pmed.0020124</text:p>
      <text:p text:style-name="Text_20_body">Mol, A (2008) <text:span text:style-name="Emphasis">The logic of care: Health and the problem of patient choice</text:span> Routledge</text:p>
      <text:p text:style-name="Text_20_body"><text:soft-page-break/>Moncrieff, J, Rapley, M, &amp; Dillon, J (Eds) (2013) <text:span text:style-name="Emphasis">De-medicalizing misery: Psychiatry, psychology and the human condition</text:span> Palgrave Macmillan</text:p>
      <text:p text:style-name="Text_20_body">Munafò, M R, Nosek, B A, Bishop, D V M, Button, K S, Chambers, C D, Percie du Sert, N, ... &amp; Ioannidis, J P A (2017) A manifesto for reproducible science <text:span text:style-name="Emphasis">Nature Human Behaviour</text:span>, <text:span text:style-name="Emphasis">1</text:span>(1), 0021 https://doi.org/10.1038/s41562-016-0021</text:p>
      <text:p text:style-name="Text_20_body">Nosek, B A, Ebersole, C R, DeHaven, A C, &amp; Mellor, D T (2018) The preregistration revolution <text:span text:style-name="Emphasis">PNAS</text:span>, <text:span text:style-name="Emphasis">115</text:span>(11), 2600–2606 https://doi.org/10.1073/pnas.1708274114</text:p>
      <text:p text:style-name="Text_20_body">Patton, M Q (2015) <text:span text:style-name="Emphasis">Qualitative research and evaluation methods</text:span> (4th ed) Sage</text:p>
      <text:p text:style-name="Text_20_body">Read, J, &amp; Dillon, J (Eds) (2013) <text:span text:style-name="Emphasis">Models of madness: Psychological, social and biological approaches to psychosis</text:span> (2nd ed) Routledge</text:p>
      <text:p text:style-name="Text_20_body">Reason, P, &amp; Bradbury, H (2008) <text:span text:style-name="Emphasis">The SAGE handbook of action research: Participative inquiry and practice</text:span> (2nd ed) Sage</text:p>
      <text:p text:style-name="Text_20_body">Tronto, J C (1993) <text:span text:style-name="Emphasis">Moral boundaries: A political argument for an ethic of care</text:span> Routledge</text:p>
      <text:p text:style-name="Text_20_body">WHO (2021) <text:span text:style-name="Emphasis">Guidance on community mental health services: Promoting person-centred and rights-based approaches</text:span> World Health Organization <text:a xlink:type="simple" xlink:href="https://www.who.int/publications/i/item/9789240025707" office:target-frame-name="_new" xlink:show="replace" text:style-name="Internet_20_link" text:visited-style-name="Visited_20_Internet_20_Link">https://www.who.int/publications/i/item/9789240025707</text:a></text:p>
      <text:p text:style-name="Text_20_body">Wilkinson, M D, Dumontier, M, Aalbersberg, I J, Appleton, G, Axton, M, Baak, A, ... &amp; Mons, B (2016) The FAIR guiding principles for scientific data management and stewardship <text:span text:style-name="Emphasis">Scientific Data</text:span>, <text:span text:style-name="Emphasis">3</text:span>, 160018 https://doi.org/10.1038/sdata.2016.18</text:p>
      <text:p text:style-name="P4">De Vaus, D. (2013). <text:span text:style-name="Emphasis">Surveys in social research</text:span> (6th ed.). Routledge.</text:p>
      <text:p text:style-name="Text_20_body">European Commission. (2020). <text:span text:style-name="Emphasis">Open science: Towards a shared research knowledge system</text:span>. Directorate-General for Research and Innovation. <text:a xlink:type="simple" xlink:href="https://research-and-innovation.ec.europa.eu/" office:target-frame-name="_new" xlink:show="replace" text:style-name="Internet_20_link" text:visited-style-name="Visited_20_Internet_20_Link">https://research-and-innovation.ec.europa.eu</text:a></text:p>
      <text:p text:style-name="Text_20_body">Fernando, S. (2014). <text:span text:style-name="Emphasis">Mental health worldwide: Culture, globalization and development</text:span>. Palgrave Macmillan.</text:p>
      <text:p text:style-name="Text_20_body">Fink, A. (2013). <text:span text:style-name="Emphasis">How to conduct surveys: A step-by-step guide</text:span> (5th ed.). SAGE Publications.</text:p>
      <text:p text:style-name="Text_20_body">Flick, U. (2018). <text:span text:style-name="Emphasis">An introduction to qualitative research</text:span> (6th ed.). SAGE Publications.</text:p>
      <text:p text:style-name="Text_20_body">Gobo, G. (2008). <text:span text:style-name="Emphasis">Doing ethnography</text:span>. SAGE Publications.</text:p>
      <text:p text:style-name="Text_20_body">Haraway, D. (1988). Situated knowledges: The science question in feminism and the privilege of partial perspective. <text:span text:style-name="Emphasis">Feminist Studies, 14</text:span>(3), 575–599. https://doi.org/10.2307/3178066</text:p>
      <text:p text:style-name="Text_20_body">Honneth, A. (2012). <text:span text:style-name="Emphasis">The I in we: Studies in the theory of recognition</text:span> (J. Ganahl, Trans.). Polity Press.</text:p>
      <text:p text:style-name="Text_20_body">Mol, A. (2008). <text:span text:style-name="Emphasis">The logic of care: Health and the problem of patient choice</text:span>. Routledge.</text:p>
      <text:p text:style-name="Text_20_body">Moncrieff, J., Rapley, M., &amp; Dillon, J. (Eds.). (2013). <text:span text:style-name="Emphasis">De-medicalizing misery II: Society, politics and the mental health industry</text:span>. Palgrave Macmillan.</text:p>
      <text:p text:style-name="Text_20_body">Nosek, B. A., Beck, E. D., Campbell, L., Flake, J. K., Hardwicke, T. E., Mellor, D. T., ... &amp; Vazire, S. (2018). <text:span text:style-name="Emphasis">Transparency and openness promotion (TOP) guidelines</text:span>. Center for Open Science. https://www.cos.io/initiatives/top-guidelines</text:p>
      <text:p text:style-name="Text_20_body"><text:soft-page-break/>Patton, M. Q. (2015). <text:span text:style-name="Emphasis">Qualitative research and evaluation methods</text:span> (4th ed.). SAGE Publications.</text:p>
      <text:p text:style-name="Text_20_body">Read, J., &amp; Dillon, J. (Eds.). (2013). <text:span text:style-name="Emphasis">Models of madness: Psychological, social and biological approaches to psychosis</text:span> (2nd ed.). Routledge.</text:p>
      <text:p text:style-name="Text_20_body">Reason, P., &amp; Bradbury, H. (Eds.). (2008). <text:span text:style-name="Emphasis">The SAGE handbook of action research: Participative inquiry and practice</text:span> (2nd ed.). SAGE Publications.</text:p>
      <text:p text:style-name="Text_20_body">Tronto, J. C. (1993). <text:span text:style-name="Emphasis">Moral boundaries: A political argument for an ethic of care</text:span>. Routledge.</text:p>
      <text:p text:style-name="Text_20_body">WHO. (2021). <text:span text:style-name="Emphasis">Guidance on community mental health services: Promoting person-centred and rights-based approaches</text:span>. World Health Organization. <text:a xlink:type="simple" xlink:href="https://www.who.int/publications/i/item/9789240025707" office:target-frame-name="_new" xlink:show="replace" text:style-name="Internet_20_link" text:visited-style-name="Visited_20_Internet_20_Link">https://www.who.int/publications/i/item/9789240025707</text:a></text:p>
      <text:p text:style-name="Text_20_body">Wilkinson, M. D., Dumontier, M., Aalbersberg, I. J., Appleton, G., Axton, M., Baak, A., ... &amp; Mons, B. (2016). The FAIR Guiding Principles for scientific data management and stewardship. <text:span text:style-name="Emphasis">Scientific Data, 3</text:span>, 160018. https://doi.org/10.1038/sdata.2016.18</text:p>
      <text:p text:style-name="P4">Beauchamp, T. L., &amp; Childress, J. F. (2019). <text:span text:style-name="Emphasis">Principles of biomedical ethics</text:span> (8th ed.). Oxford University Press</text:p>
      <text:p text:style-name="Text_20_body">Cornwall, A., &amp; Jewkes, R. (1995). What is participatory research? <text:span text:style-name="Emphasis">Social Science &amp; Medicine, 41</text:span>(12), 1667–1676</text:p>
      <text:p text:style-name="Text_20_body">Ellis, C., Adams, T. E., &amp; Bochner, A. P. (2011). Autoethnography: An overview. <text:span text:style-name="Emphasis">Forum: Qualitative Social Research, 12</text:span>(1), Art. 10</text:p>
      <text:p text:style-name="Text_20_body">Fricker, M. (2007). <text:span text:style-name="Emphasis">Epistemic injustice: Power and the ethics of knowing</text:span>. Oxford University Press</text:p>
      <text:p text:style-name="Text_20_body">Haraway, D. (1988). Situated knowledges: The science question in feminism and the privilege of partial perspective. <text:span text:style-name="Emphasis">Feminist Studies, 14</text:span>(3), 575–599</text:p>
      <text:p text:style-name="Text_20_body">Hess, D. J. (2007). <text:span text:style-name="Emphasis">Alternative pathways in science and industry: Activism, innovation, and the environment in an era of globalization</text:span>. MIT Press</text:p>
      <text:p text:style-name="Text_20_body">Kalathil, J., Faulkner, A., McKenzie, J., &amp; Ready, D. (2022). <text:span text:style-name="Emphasis">Knowledge is Power: Report of the Inquiry into the 'Schizophrenia' Label</text:span>. User Voice &amp; Survivor Research</text:p>
      <text:p text:style-name="Text_20_body">Puertas, J., &amp; Costa, J. (2021). Investigación social, salud y desigualdades: una aproximación ética y epistemológica. <text:span text:style-name="Emphasis">Gaceta Sanitaria, 35</text:span>(1), 84–88</text:p>
      <text:p text:style-name="Text_20_body">Russo, J., &amp; Beresford, P. (2015). Between exclusion and colonisation: Seeking a place for mad people’s knowledge in academia. <text:span text:style-name="Emphasis">Disability &amp; Society, 30</text:span>(1), 153–157</text:p>
      <text:p text:style-name="Text_20_body">Scheper-Hughes, N. (1995). The primacy of the ethical: Propositions for a militant anthropology. <text:span text:style-name="Emphasis">Current Anthropology, 36</text:span>(3), 409–440</text:p>
      <text:p text:style-name="Text_20_body">Strathern, M. (2000). <text:span text:style-name="Emphasis">Audit cultures: Anthropological studies in accountability, ethics and the academy</text:span>. Routledge</text:p>
      <text:p text:style-name="Text_20_body">Tronto, J. C. (1993). <text:span text:style-name="Emphasis">Moral boundaries: A political argument for an ethic of care</text:span>. Routledge</text:p>
      <text:p text:style-name="P4">Fricker, M. (2007). <text:span text:style-name="Emphasis">Epistemic injustice: Power and the ethics of knowing</text:span>. Oxford University Press.</text:p>
      <text:p text:style-name="Text_20_body"><text:soft-page-break/>Russo, J., &amp; Beresford, P. (2015). Between exclusion and colonisation: Seeking a place for mad people’s knowledge in academia. <text:span text:style-name="Emphasis">Disability &amp; Society, 30</text:span>(1), 153–157. https://doi.org/10.1080/09687599.2014.957925</text:p>
      <text:p text:style-name="Text_20_body">Scheper-Hughes, N. (1995). The primacy of the ethical: Propositions for a militant anthropology. <text:span text:style-name="Emphasis">Current Anthropology, 36</text:span>(3), 409–440. https://doi.org/10.1086/204378</text:p>
      <text:p text:style-name="P4">Beaulieu, A. (2010). Researching with and in new media. In Denzin, N. K., &amp; Lincoln, Y. S. (Eds.), <text:span text:style-name="Emphasis">The SAGE Handbook of Qualitative Research</text:span> (4th ed., pp. 873–890). Sage.</text:p>
      <text:p text:style-name="Text_20_body">Fricker, M. (2007). <text:span text:style-name="Emphasis">Epistemic injustice: Power and the ethics of knowing</text:span>. Oxford University Press.</text:p>
      <text:p text:style-name="Text_20_body">Good, B. J. (1994). <text:span text:style-name="Emphasis">Medicine, rationality, and experience: An anthropological perspective</text:span>. Cambridge University Press.</text:p>
      <text:p text:style-name="Text_20_body">Horst, H. A., &amp; Miller, D. (2012). <text:span text:style-name="Emphasis">Digital anthropology</text:span>. Berg.</text:p>
      <text:p text:style-name="Text_20_body">Ingold, T. (2014). That’s enough about ethnography! <text:span text:style-name="Emphasis">HAU: Journal of Ethnographic Theory</text:span>, 4(1), 383–395.</text:p>
      <text:p text:style-name="Text_20_body">Lupton, D. (2020). Doing fieldwork in a pandemic (crowd-sourced document). Retrieved from https://docs.google.com/document/d/1clGjGABB2h2qbduTgfqribHmog9B6P0NvMgVuiHZCl8/</text:p>
      <text:p text:style-name="Text_20_body">Pink, S., Horst, H., Postill, J., Hjorth, L., Lewis, T., &amp; Tacchi, J. (2016). <text:span text:style-name="Emphasis">Digital ethnography: Principles and practice</text:span>. Sage.</text:p>
      <text:p text:style-name="Text_20_body">Read, J., &amp; Dillon, J. (Eds.). (2013). <text:span text:style-name="Emphasis">Models of madness: Psychological, social and biological approaches to psychosis</text:span> (2nd ed.). Routledge.</text:p>
      <text:p text:style-name="Text_20_body">Seikkula, J., Alakare, B., &amp; Aaltonen, J. (2006). Open Dialogue in psychosis I: An introduction and case illustration. <text:span text:style-name="Emphasis">Journal of Constructivist Psychology</text:span>, 19(3), 204–228.</text:p>
      <text:p text:style-name="Text_20_body">Topór, A., Bøe, T. D., Larsen, I. B., &amp; Davidson, L. (2020). ‘Others’ relations to me – my relations to others: A qualitative study of personal recovery in psychosis. <text:span text:style-name="Emphasis">Psychosis</text:span>, 12(3), 198–209.</text:p>
      <text:p text:style-name="Text_20_body">von Peter, S., et al. (2019). Open Dialogue as a human rights-aligned model for mental health services. <text:span text:style-name="Emphasis">World Social Psychiatry</text:span>, 1(1), 31–38.</text:p>
      <text:p text:style-name="Text_20_body">WHO. (2021). <text:span text:style-name="Emphasis">Guidance on community mental health services: Promoting person-centred and rights-based approaches</text:span>. World Health Organization.</text:p>
      <text:p text:style-name="P4">Beaulieu, A. (2010). Researching with and in new media. In N. K. Denzin &amp; Y. S. Lincoln (Eds.), <text:span text:style-name="Emphasis">The SAGE Handbook of Qualitative Research</text:span> (4th ed., pp. 873–890). Sage.</text:p>
      <text:p text:style-name="Text_20_body">Fricker, M. (2007). <text:span text:style-name="Emphasis">Epistemic injustice: Power and the ethics of knowing</text:span>. Oxford University Press.</text:p>
      <text:p text:style-name="Text_20_body">Gill, R., &amp; Donaghue, N. (2016). Resilience, apps and reluctant individualism: Technologies of self in the neoliberal academy. <text:span text:style-name="Emphasis">Women's Studies International Forum</text:span>, 54, 91–99.</text:p>
      <text:p text:style-name="Text_20_body">Horst, H. A., &amp; Miller, D. (2012). <text:span text:style-name="Emphasis">Digital anthropology</text:span>. Berg.</text:p>
      <text:p text:style-name="Text_20_body">Lupton, D. (2020). Doing fieldwork in a pandemic (crowd-sourced document). Retrieved from https://docs.google.com/document/d/1clGjGABB2h2qbduTgfqribHmog9B6P0NvMgVuiHZCl8/</text:p>
      <text:p text:style-name="Text_20_body">Nind, M. (2017). The practical wisdom of inclusive research. <text:span text:style-name="Emphasis">Qualitative Research</text:span>, 17(3), 278–288.</text:p>
      <text:p text:style-name="Text_20_body"><text:soft-page-break/>Pink, S., Horst, H., Postill, J., Hjorth, L., Lewis, T., &amp; Tacchi, J. (2016). <text:span text:style-name="Emphasis">Digital ethnography: Principles and practice</text:span>. Sage.</text:p>
      <text:p text:style-name="Text_20_body">Topór, A., Bøe, T. D., Larsen, I. B., &amp; Davidson, L. (2020). ‘Others’ relations to me – my relations to others: A qualitative study of personal recovery in psychosis. <text:span text:style-name="Emphasis">Psychosis</text:span>, 12(3), 198–209.</text:p>
      <text:p text:style-name="P4">Horton, R., Lo, S., &amp; Frenk, J. (2014). From public to planetary health: a manifesto. <text:span text:style-name="Emphasis">The Lancet</text:span>, 383(9920), 847–848.</text:p>
      <text:p text:style-name="Text_20_body">Puig de la Bellacasa, M. (2017). <text:span text:style-name="Emphasis">Matters of Care: Speculative Ethics in More Than Human Worlds</text:span>. University of Minnesota Press.</text:p>
      <text:p text:style-name="Text_20_body">Tronto, J. C. (1993). <text:span text:style-name="Emphasis">Moral Boundaries: A Political Argument for an Ethic of Care</text:span>. Routledge.</text:p>
      <text:p text:style-name="Text_20_body">World Health Organization. (2021). <text:span text:style-name="Emphasis">Guidance on community mental health services: Promoting person-centred and rights-based approaches</text:span>. Geneva: WHO.</text:p>
      <text:p text:style-name="P4">Fricker, M. (2007). <text:span text:style-name="Emphasis">Epistemic injustice: Power and the ethics of knowing</text:span>. Oxford University Press.</text:p>
      <text:p text:style-name="Text_20_body">Honneth, A. (2012). <text:span text:style-name="Emphasis">The I in we: Studies in the theory of recognition</text:span> (J. Ganahl, Trans.). Polity Press.</text:p>
      <text:p text:style-name="Text_20_body">Horton, R., Lo, S., &amp; White, F. (2014). Planetary health: A new science for exceptional action. <text:span text:style-name="Emphasis">The Lancet</text:span>, <text:span text:style-name="Emphasis">383</text:span>(9931), 101–102. https://doi.org/10.1016/S0140-6736(14)60393-3</text:p>
      <text:p text:style-name="Text_20_body">Kidd, I., Medina, J., &amp; Pohlhaus, G. (Eds.). (2022). <text:span text:style-name="Emphasis">The Routledge handbook of epistemic injustice</text:span>. Routledge.</text:p>
      <text:p text:style-name="Text_20_body">Moncrieff, J., Timimi, S., &amp; Cosgrove, L. (2022). <text:span text:style-name="Emphasis">The psychiatry debate: Issues and controversies</text:span>. Palgrave Macmillan.</text:p>
      <text:p text:style-name="Text_20_body">Tronto, J. C. (1993). <text:span text:style-name="Emphasis">Moral boundaries: A political argument for an ethic of care</text:span>. Routledge.</text:p>
      <text:p text:style-name="Text_20_body">World Health Organization. (2021). <text:span text:style-name="Emphasis">Guidance on community mental health services: Promoting person-centred and rights-based approaches</text:span>. WHO. <text:a xlink:type="simple" xlink:href="https://www.who.int/publications/i/item/9789240025707" office:target-frame-name="_new" xlink:show="replace" text:style-name="Internet_20_link" text:visited-style-name="Visited_20_Internet_20_Link">https://www.who.int/publications/i/item/9789240025707</text:a></text:p>
      <text:p text:style-name="P4">Gill, R., &amp; Donaghue, N. (2016). Resilience, apps and reluctant individualism: Technologies of self in the neoliberal academy. <text:span text:style-name="Emphasis">Women’s Studies International Forum, 54</text:span>, 91–99.</text:p>
      <text:p text:style-name="Text_20_body">Haraway, D. (1988). Situated knowledges: The science question in feminism and the privilege of partial perspective. <text:span text:style-name="Emphasis">Feminist Studies, 14</text:span>(3), 575–599.</text:p>
      <text:p text:style-name="Text_20_body">Harding, S. (1991). <text:span text:style-name="Emphasis">Whose science? Whose knowledge? Thinking from women's lives</text:span>. Cornell University Press.</text:p>
      <text:p text:style-name="Text_20_body">hooks, b. (1994). <text:span text:style-name="Emphasis">Teaching to transgress: Education as the practice of freedom</text:span>. Routledge.</text:p>
      <text:p text:style-name="Text_20_body">Mezzina, R., Sashidharan, S. P., Gispen, F., Javed, A., &amp; Saraceno, B. (2019). Reducing coercion in mental healthcare: A critical review of international strategies. <text:span text:style-name="Emphasis">Epidemiology and Psychiatric Sciences, 29</text:span>, e15.</text:p>
      <text:p text:style-name="Text_20_body">Reason, P., &amp; Bradbury, H. (Eds.). (2008). <text:span text:style-name="Emphasis">The SAGE Handbook of Action Research: Participative Inquiry and Practice</text:span> (2nd ed.). SAGE.</text:p>
      <text:p text:style-name="Text_20_body"><text:soft-page-break/>Smith, L. T. (2021). <text:span text:style-name="Emphasis">Decolonizing Methodologies: Research and Indigenous Peoples</text:span> (3rd ed.). Zed Books.</text:p>
      <text:p text:style-name="Text_20_body">Tronto, J. C. (1993). <text:span text:style-name="Emphasis">Moral boundaries: A political argument for an ethic of care</text:span>. Routledge.</text:p>
      <text:p text:style-name="P4">Boyle, M. (2022) <text:span text:style-name="Emphasis">Contextualising madness: A critical approach to understanding mental distress</text:span> (2nd ed) PCCS Books</text:p>
      <text:p text:style-name="Text_20_body">Bracken, P., Thomas, P., Timimi, S., Asen, E., Behr, G., Beuster, C., ... &amp; Yeomans, D. (2012) Psychiatry beyond the current paradigm. <text:span text:style-name="Emphasis">The British Journal of Psychiatry</text:span>, 201(6), 430–434<text:line-break/>https://doi.org/10.1192/bjp.bp.112.109447</text:p>
      <text:p text:style-name="Text_20_body">Davidson, L., Tondora, J., O'Connell, M., Kirk, T., Rockholz, P., &amp; Evans, A. C. (2009) A practical guide to recovery-oriented practice: Tools for transforming mental health care. <text:span text:style-name="Emphasis">Oxford University Press</text:span></text:p>
      <text:p text:style-name="Text_20_body">Frances, A. (2013) <text:span text:style-name="Emphasis">Saving normal: An insider's revolt against out-of-control psychiatric diagnosis, DSM-5, big pharma, and the medicalization of ordinary life</text:span> William Morrow</text:p>
      <text:p text:style-name="Text_20_body">García Torrents, H. (2023a, September 29) Alternatives to coercion in in-patient mental health. Short Oral 07: Human Rights/Gender. <text:span text:style-name="Emphasis">World Congress of Psychiatry 2023, Vienna</text:span></text:p>
      <text:p text:style-name="Text_20_body">García Torrents, H. (2023b) Expert systems and collaborative medication management in mental health: Toward non-coercive, technology-assisted recovery. <text:span text:style-name="Emphasis">Unpublished manuscript</text:span></text:p>
      <text:p text:style-name="Text_20_body">Johnstone, L., &amp; Boyle, M. (2018) <text:span text:style-name="Emphasis">The Power Threat Meaning Framework: Towards the identification of patterns in emotional distress, unusual experiences and troubled or troubling behaviour, as an alternative to functional psychiatric diagnosis</text:span> British Psychological Society</text:p>
      <text:p text:style-name="Text_20_body">Moncrieff, J., Timimi, S., &amp; Leo, J. (2019) Critical psychiatry: A brief overview. In R. D. Hinshelwood &amp; N. Manning (Eds.), <text:span text:style-name="Emphasis">Critical psychiatry: The limits of madness</text:span> (pp. 15–30) Palgrave Macmillan<text:line-break/>https://doi.org/10.1007/978-3-030-15094-1_2</text:p>
      <text:p text:style-name="Text_20_body">Moncrieff, J., Cohen, D., &amp; Timimi, S. (2022) Rethinking models of psychosis: A critical examination of the dopamine hypothesis and the role of neuroleptics. <text:span text:style-name="Emphasis">Psychosis</text:span>, 14(2), 89–102<text:line-break/>https://doi.org/10.1080/17522439.2022.2053777</text:p>
      <text:p text:style-name="Text_20_body">Morrow, M., &amp; Weisser, J. (2012) Towards a social justice framework of mental health recovery. <text:span text:style-name="Emphasis">Studies in Social Justice</text:span>, 6(1), 27–43<text:line-break/>https://doi.org/10.26522/ssj.v6i1.1063</text:p>
      <text:p text:style-name="Text_20_body">O’Hagan, M., Reynolds, P., &amp; Smith, C. (2012) <text:span text:style-name="Emphasis">Recovery in the bin: Values and ethics in mental health recovery</text:span> New Zealand Mental Health Commission</text:p>
      <text:p text:style-name="Text_20_body">Seikkula, J., Arnkil, T. E., &amp; Eriksson, E. (2006) <text:span text:style-name="Emphasis">Dialogical meetings in social networks</text:span> Karnac Books</text:p>
      <text:p text:style-name="Text_20_body">Slade, M., Amering, M., &amp; Oades, L. (2008) Recovery: An international perspective. <text:span text:style-name="Emphasis">Epidemiologia e Psichiatria Sociale</text:span>, 17(2), 128–137<text:line-break/>https://doi.org/10.1017/S1121189X00002827</text:p>
      <text:p text:style-name="Text_20_body"><text:soft-page-break/>United Nations. (2017) <text:span text:style-name="Emphasis">Report of the Special Rapporteur on the right of everyone to the enjoyment of the highest attainable standard of physical and mental health</text:span> A/HRC/35/21<text:line-break/>https://undocs.org/en/A/HRC/35/21</text:p>
      <text:p text:style-name="Text_20_body">Watson, T., Greig, D., &amp; Grant, A. (2019) The role of relational practices in transforming mental health services. <text:span text:style-name="Emphasis">Mental Health Review Journal</text:span>, 24(3), 145–157<text:line-break/>https://doi.org/10.1108/MHRJ-11-2018-0039</text:p>
      <text:p text:style-name="Text_20_body">World Health Organization. (2021) <text:span text:style-name="Emphasis">Guidance on community mental health services: Promoting person-centred and rights-based approaches</text:span><text:line-break/><text:a xlink:type="simple" xlink:href="https://www.who.int/publications/i/item/9789240025707" office:target-frame-name="_new" xlink:show="replace" text:style-name="Internet_20_link" text:visited-style-name="Visited_20_Internet_20_Link">https://www.who.int/publications/i/item/9789240025707</text:a></text:p>
      <text:p text:style-name="P4">Aked, J., Marks, N., Cordon, C., &amp; Thompson, S. (2008) <text:span text:style-name="Emphasis">Five ways to wellbeing: The evidence</text:span>. New Economics Foundation<text:line-break/>https://neweconomics.org/uploads/files/8984c5089d5c2285ee_t4m6bhqq5.pdf</text:p>
      <text:p text:style-name="Text_20_body">Arstein-Kerslake, A., &amp; Flynn, E. (2016) The right to legal agency: Domination, disability and the protections of article 12 of the Convention on the Rights of Persons with Disabilities. <text:span text:style-name="Emphasis">International Journal of Law in Context</text:span>, 12(1), 22–38<text:line-break/>https://doi.org/10.1017/S1744552315000457</text:p>
      <text:p text:style-name="Text_20_body">Beresford, P. (2019) <text:span text:style-name="Emphasis">Public participation in health and social care: Exploring the co-production of knowledge</text:span>. Palgrave Macmillan</text:p>
      <text:p text:style-name="Text_20_body">Boyle, M. (2022) <text:span text:style-name="Emphasis">Contextualising madness: A critical approach to understanding mental distress</text:span> (2nd ed) PCCS Books</text:p>
      <text:p text:style-name="Text_20_body">Davidson, L., Tondora, J., O’Connell, M. J., Kirk, T., Rockholz, P., &amp; Evans, A. C. (2009) A practical guide to recovery-oriented practice: Tools for transforming mental health care. <text:span text:style-name="Emphasis">Oxford University Press</text:span></text:p>
      <text:p text:style-name="Text_20_body">Doran, G. T. (1981) There’s a S.M.A.R.T. way to write management’s goals and objectives. <text:span text:style-name="Emphasis">Management Review</text:span>, 70(11), 35–36</text:p>
      <text:p text:style-name="Text_20_body">Elwyn, G., Frosch, D., Thomson, R., Joseph-Williams, N., Lloyd, A., Kinnersley, P., ... &amp; Barry, M. (2012) Shared decision making: A model for clinical practice. <text:span text:style-name="Emphasis">Journal of General Internal Medicine</text:span>, 27(10), 1361–1367<text:line-break/>https://doi.org/10.1007/s11606-012-2077-6</text:p>
      <text:p text:style-name="Text_20_body">Farmer, P. (2004) An anthropology of structural violence. <text:span text:style-name="Emphasis">Current Anthropology</text:span>, 45(3), 305–325<text:line-break/>https://doi.org/10.1086/382250</text:p>
      <text:p text:style-name="Text_20_body">Faulkner, A. (2017) Survivor research and Mad Studies: The role and value of experiential knowledge in mental health research. <text:span text:style-name="Emphasis">Disability &amp; Society</text:span>, 32(4), 500–520<text:line-break/>https://doi.org/10.1080/09687599.2017.1302320</text:p>
      <text:p text:style-name="Text_20_body">Fricker, M. (2007) <text:span text:style-name="Emphasis">Epistemic injustice: Power and the ethics of knowing</text:span>. Oxford University Press</text:p>
      <text:p text:style-name="Text_20_body">Good, B. J. (1994) <text:span text:style-name="Emphasis">Medicine, rationality, and experience: An anthropological perspective</text:span>. Cambridge University Press</text:p>
      <text:p text:style-name="Text_20_body">Harris, M. (2001) <text:span text:style-name="Emphasis">Cultural materialism: The struggle for a science of culture</text:span> (Updated ed) AltaMira Press</text:p>
      <text:p text:style-name="Text_20_body"><text:soft-page-break/>Johnstone, L., &amp; Boyle, M. (2018) <text:span text:style-name="Emphasis">The Power Threat Meaning Framework: Towards the identification of patterns in emotional distress, unusual experiences and troubled or troubling behaviour, as an alternative to functional psychiatric diagnosis</text:span>. British Psychological Society<text:line-break/>https://www.bps.org.uk/PTMF</text:p>
      <text:p text:style-name="Text_20_body">Kleinman, A. (1980) <text:span text:style-name="Emphasis">Patients and healers in the context of culture: An exploration of the borderland between anthropology, medicine, and psychiatry</text:span>. University of California Press</text:p>
      <text:p text:style-name="Text_20_body">Reason, P., &amp; Bradbury, H. (Eds.) (2008) <text:span text:style-name="Emphasis">The SAGE handbook of action research: Participative inquiry and practice</text:span> (2nd ed) SAGE</text:p>
      <text:p text:style-name="Text_20_body">Scheper-Hughes, N., &amp; Lock, M. (1987) The mindful body: A prolegomenon to future work in medical anthropology. <text:span text:style-name="Emphasis">Medical Anthropology Quarterly</text:span>, 1(1), 6–41<text:line-break/>https://doi.org/10.1525/maq.1987.1.1.02a00020</text:p>
      <text:p text:style-name="Text_20_body">Seikkula, J., &amp; Arnkil, T. E. (2014) <text:span text:style-name="Emphasis">Open dialogues and anticipations: Respecting otherness in the present moment</text:span>. National Institute for Health and Welfare</text:p>
      <text:p text:style-name="Text_20_body">Substance Abuse and Mental Health Services Administration (SAMHSA). (2014) <text:span text:style-name="Emphasis">SAMHSA’s concept of trauma and guidance for a trauma-informed approach</text:span>. HHS Publication No. (SMA) 14-4884</text:p>
      <text:p text:style-name="Text_20_body">United Nations. (2015) <text:span text:style-name="Emphasis">Transforming our world: The 2030 Agenda for Sustainable Development</text:span> A/RES/70/1<text:line-break/><text:a xlink:type="simple" xlink:href="https://sdgs.un.org/2030agenda" office:target-frame-name="_new" xlink:show="replace" text:style-name="Internet_20_link" text:visited-style-name="Visited_20_Internet_20_Link">https://sdgs.un.org/2030agenda</text:a></text:p>
      <text:p text:style-name="Text_20_body">World Health Organization. (2019) <text:span text:style-name="Emphasis">QualityRights initiative: Transforming services and promoting rights in mental health and related areas</text:span><text:line-break/><text:a xlink:type="simple" xlink:href="https://www.who.int/publications/i/item/WHO-MSD-MHP-19.24" office:target-frame-name="_new" xlink:show="replace" text:style-name="Internet_20_link" text:visited-style-name="Visited_20_Internet_20_Link">https://www.who.int/publications/i/item/WHO-MSD-MHP-19.24</text:a></text:p>
      <text:p text:style-name="P4">Aked, J., Marks, N., Cordon, C., &amp; Thompson, S. (2008). <text:span text:style-name="Emphasis">Five ways to wellbeing: The evidence</text:span>. New Economics Foundation.</text:p>
      <text:p text:style-name="Text_20_body">AEN (Asociación Española de Neuropsiquiatría). (2018). <text:span text:style-name="Emphasis">Propuestas para la atención a la salud mental en España</text:span>. Retrieved from <text:a xlink:type="simple" xlink:href="https://aen.es/" office:target-frame-name="_new" xlink:show="replace" text:style-name="Internet_20_link" text:visited-style-name="Visited_20_Internet_20_Link">https://aen.es</text:a></text:p>
      <text:p text:style-name="Text_20_body">Aranda, K. (2015). <text:span text:style-name="Emphasis">Emotions, ethics and feminist theory</text:span>. Palgrave Macmillan.</text:p>
      <text:p text:style-name="Text_20_body">Bergström, T., Seikkula, J., Alakare, B., Mäki, P., Köngäs-Saviaro, P., Taskila, J. J., &amp; Aaltonen, J. (2018). The family-oriented Open Dialogue approach in the treatment of first-episode psychosis: Nineteen-year outcomes. <text:span text:style-name="Emphasis">Psychiatry Research</text:span>, 270, 168–175.</text:p>
      <text:p text:style-name="Text_20_body">Bentall, R. P. (2003). <text:span text:style-name="Emphasis">Madness explained: Psychosis and human nature</text:span>. Penguin Books.</text:p>
      <text:p text:style-name="Text_20_body">Bloom, S. L., &amp; Farragher, B. (2013). <text:span text:style-name="Emphasis">Restoring sanctuary: A new operating system for trauma-informed systems of care</text:span>. Oxford University Press.</text:p>
      <text:p text:style-name="Text_20_body">Bracken, P., Thomas, P., Timimi, S., Asen, E., Behr, G., Beuster, C., ... &amp; Double, D. (2012). Psychiatry beyond the current paradigm. <text:span text:style-name="Emphasis">The British Journal of Psychiatry</text:span>, 201(6), 430–434.</text:p>
      <text:p text:style-name="Text_20_body">Busfield, J. (2011). <text:span text:style-name="Emphasis">Mental illness, psychiatry and the social: A sociological critique</text:span>. Palgrave Macmillan.</text:p>
      <text:p text:style-name="Text_20_body"><text:soft-page-break/>Cénat, J. M., Dalexis, R. D., Guerrier, M., Birangui, J. P., &amp; Brousselle, A. (2022). Systemic racism and mental health of Black youth in Europe: A scoping review. <text:span text:style-name="Emphasis">The Lancet Psychiatry</text:span>, 9(4), 306–320.</text:p>
      <text:p text:style-name="Text_20_body">Cosgrove, L., &amp; Krimsky, S. (2012). A comparison of DSM-IV and DSM-5 panel members’ financial associations with industry: A pernicious problem persists. <text:span text:style-name="Emphasis">PLoS Medicine</text:span>, 9(3), e1001190.</text:p>
      <text:p text:style-name="Text_20_body">Council of Europe. (1997). <text:span text:style-name="Emphasis">Convention for the Protection of Human Rights and Dignity of the Human Being with regard to the Application of Biology and Medicine</text:span> (Oviedo Convention).</text:p>
      <text:p text:style-name="Text_20_body">Council of Europe Commissioner for Human Rights. (2018). <text:span text:style-name="Emphasis">Human rights and mental health: Hearing the voices of service users</text:span>. Strasbourg: Council of Europe.</text:p>
      <text:p text:style-name="Text_20_body">Davies, J. (2022). <text:span text:style-name="Emphasis">Sedated: How modern capitalism created our mental health crisis</text:span>. Atlantic Books.</text:p>
      <text:p text:style-name="Text_20_body">Elwyn, G., Frosch, D., Thomson, R., Joseph-Williams, N., Lloyd, A., Kinnersley, P., ... &amp; Barry, M. (2012). Shared decision making: A model for clinical practice. <text:span text:style-name="Emphasis">Journal of General Internal Medicine</text:span>, 27(10), 1361–1367.</text:p>
      <text:p text:style-name="Text_20_body">Fernando, S. (2017). <text:span text:style-name="Emphasis">Institutional racism in psychiatry and clinical psychology: Race matters in mental health</text:span>. Palgrave Macmillan.</text:p>
      <text:p text:style-name="Text_20_body">Foucault, M. (2006). <text:span text:style-name="Emphasis">History of madness</text:span> (J. Murphy &amp; J. Khalfa, Trans.). Routledge. (Original work published 1961)</text:p>
      <text:p text:style-name="Text_20_body">Frances, A. (2013). <text:span text:style-name="Emphasis">Saving normal: An insider’s revolt against out-of-control psychiatric diagnosis, DSM-5, big pharma, and the medicalization of ordinary life</text:span>. HarperCollins.</text:p>
      <text:p text:style-name="Text_20_body">Freeman, A. M., Tribe, R. H., Stott, J. C., &amp; Pilling, S. (2019). Open Dialogue: A review of the evidence. <text:span text:style-name="Emphasis">Psychiatric Services</text:span>, 70(1), 46–59.</text:p>
      <text:p text:style-name="Text_20_body">García de Vinuesa, J. (2014). <text:span text:style-name="Emphasis">Manual de trabajo social sanitario</text:span>. Díaz de Santos.</text:p>
      <text:p text:style-name="Text_20_body">Gillard, S., Edwards, C., Gibson, S., Owen, K., &amp; Wright, C. (2013). Introducing peer worker roles into UK mental health service teams: A qualitative analysis of the organisational benefits and challenges. <text:span text:style-name="Emphasis">BMC Health Services Research</text:span>, 13(1), 188.</text:p>
      <text:p text:style-name="Text_20_body">Insel, T. (2022). <text:span text:style-name="Emphasis">Healing: Our path from mental illness to mental health</text:span>. Penguin Press.</text:p>
      <text:p text:style-name="Text_20_body">Johnstone, L., &amp; Boyle, M. (2018). <text:span text:style-name="Emphasis">The Power Threat Meaning Framework: Towards the identification of patterns in emotional distress, unusual experiences and troubled or troubling behaviour, as an alternative to functional psychiatric diagnosis</text:span>. British Psychological Society.</text:p>
      <text:p text:style-name="Text_20_body">Kendler, K. S. (2005). Toward a philosophical structure for psychiatry. <text:span text:style-name="Emphasis">American Journal of Psychiatry</text:span>, 162(3), 433–440.</text:p>
      <text:p text:style-name="Text_20_body">Kirk, S. A., &amp; Kutchins, H. (1992). <text:span text:style-name="Emphasis">The selling of DSM: The rhetoric of science in psychiatry</text:span>. Aldine de Gruyter.</text:p>
      <text:p text:style-name="Text_20_body">Lacasse, J. R., &amp; Leo, J. (2005). Serotonin and depression: A disconnect between the advertisements and the scientific literature. <text:span text:style-name="Emphasis">PLoS Medicine</text:span>, 2(12), e392.</text:p>
      <text:p text:style-name="Text_20_body">Ley 1/2000, de 7 de enero, de Enjuiciamiento Civil. Boletín Oficial del Estado, 8 de enero de 2000, núm. 7, pp. 575–688.</text:p>
      <text:p text:style-name="Text_20_body"><text:soft-page-break/>Ley 8/2021, de 2 de junio, por la que se reforma la legislación civil y procesal para el apoyo a las personas con discapacidad en el ejercicio de su capacidad jurídica.</text:p>
      <text:p text:style-name="Text_20_body">Locura con Sentido. (2020). <text:span text:style-name="Emphasis">Declaración pública y manifiesto</text:span>. Retrieved from <text:a xlink:type="simple" xlink:href="https://locuraconsentido.org/" office:target-frame-name="_new" xlink:show="replace" text:style-name="Internet_20_link" text:visited-style-name="Visited_20_Internet_20_Link">https://locuraconsentido.org</text:a></text:p>
      <text:p text:style-name="Text_20_body">López-Casasnovas, G., &amp; Rico, A. (2003). <text:span text:style-name="Emphasis">Descentralización y servicios sanitarios: El caso de España</text:span>. Fundación BBVA.</text:p>
      <text:p text:style-name="Text_20_body">Mechanic, D. (2007). Mental health and social policy: Beyond managed care (5th ed.). Pearson.</text:p>
      <text:p text:style-name="Text_20_body">Ministerio de Sanidad. (2011). <text:span text:style-name="Emphasis">Estrategia en salud mental del Sistema Nacional de Salud 2009–2013</text:span>.</text:p>
      <text:p text:style-name="Text_20_body">Ministerio de Sanidad. (2021). <text:span text:style-name="Emphasis">Plan de acción de salud mental y COVID-19</text:span>. Gobierno de España.</text:p>
      <text:p text:style-name="Text_20_body">Ministerio de Sanidad. (2022). <text:span text:style-name="Emphasis">Estrategia de salud mental del Sistema Nacional de Salud 2022–2026</text:span>.</text:p>
      <text:p text:style-name="Text_20_body">Moncrieff, J. (2008). <text:span text:style-name="Emphasis">The myth of the chemical cure: A critique of psychiatric drug treatment</text:span>. Palgrave Macmillan.</text:p>
      <text:p text:style-name="Text_20_body">Mosher, L. R. (1999). Soteria and other alternatives to acute psychiatric hospitalization: A personal and professional review. <text:span text:style-name="Emphasis">The Journal of Nervous and Mental Disease</text:span>, 187(3), 142–149.</text:p>
      <text:p text:style-name="Text_20_body">Romme, M., &amp; Escher, S. (2000). <text:span text:style-name="Emphasis">Making sense of voices: A guide for mental health professionals working with voice-hearers</text:span>. Mind Publications.</text:p>
      <text:p text:style-name="Text_20_body">Rose, N. (2007). <text:span text:style-name="Emphasis">The politics of life itself: Biomedicine, power, and subjectivity in the twenty-first century</text:span>. Princeton University Press.</text:p>
      <text:p text:style-name="Text_20_body">Salud Mental España. (2019). <text:span text:style-name="Emphasis">Propuestas para una atención en salud mental basada en derechos</text:span>. Retrieved from <text:a xlink:type="simple" xlink:href="https://consaludmental.org/" office:target-frame-name="_new" xlink:show="replace" text:style-name="Internet_20_link" text:visited-style-name="Visited_20_Internet_20_Link">https://consaludmental.org</text:a></text:p>
      <text:p text:style-name="Text_20_body">SAMHSA (Substance Abuse and Mental Health Services Administration). (2014). <text:span text:style-name="Emphasis">SAMHSA’s concept of trauma and guidance for a trauma-informed approach</text:span>. U.S. Department of Health and Human Services.</text:p>
      <text:p text:style-name="Text_20_body">SATSE (Sindicato de Enfermería). (2021). <text:span text:style-name="Emphasis">Documento de posicionamiento sobre salud mental y atención enfermera</text:span>. Retrieved from <text:a xlink:type="simple" xlink:href="https://www.satse.es/" office:target-frame-name="_new" xlink:show="replace" text:style-name="Internet_20_link" text:visited-style-name="Visited_20_Internet_20_Link">https://www.satse.es</text:a></text:p>
      <text:p text:style-name="Text_20_body">Scheper-Hughes, N., &amp; Lock, M. M. (1987). The mindful body: A prolegomenon to future work in medical anthropology. <text:span text:style-name="Emphasis">Medical Anthropology Quarterly</text:span>, 1(1), 6–41.</text:p>
      <text:p text:style-name="Text_20_body">Seikkula, J., &amp; Arnkil, T. E. (2014). <text:span text:style-name="Emphasis">Open Dialogues and anticipations: Respecting otherness in the present moment</text:span>. National Institute for Health and Welfare (THL).</text:p>
      <text:p text:style-name="Text_20_body">Seikkula, J., Alakare, B., &amp; Aaltonen, J. (2006). Five-year experience of first-episode non-affective psychosis in Open Dialogue approach: Treatment principles, follow-up outcomes, and two case studies. <text:span text:style-name="Emphasis">Psychotherapy Research</text:span>, 16(2), 214–228.</text:p>
      <text:p text:style-name="Text_20_body">Slade, M. (2013). <text:span text:style-name="Emphasis">100 ways to support recovery: A guide for mental health professionals</text:span>. Rethink Mental Illness.</text:p>
      <text:p text:style-name="Text_20_body"><text:soft-page-break/>Sweeney, A., Clement, S., Filson, B., &amp; Kennedy, A. (2018). Trauma-informed mental healthcare in the UK: What is it and how can we further its development? <text:span text:style-name="Emphasis">Mental Health Review Journal</text:span>, 23(3), 131–144.</text:p>
      <text:p text:style-name="Text_20_body">United Nations. (2006). <text:span text:style-name="Emphasis">Convention on the Rights of Persons with Disabilities (CRPD)</text:span>. New York: UN General Assembly.</text:p>
      <text:p text:style-name="Text_20_body">United Nations. (2017). <text:span text:style-name="Emphasis">Report of the Special Rapporteur on the right of everyone to the enjoyment of the highest attainable standard of physical and mental health, Dainius Pūras</text:span> (A/HRC/35/21).</text:p>
      <text:p text:style-name="Text_20_body">Whitley, R., Adeponle, A., &amp; Kirmayer, L. J. (2021). Understanding psychiatric stigma in North America and Europe: The role of institutional cultures. <text:span text:style-name="Emphasis">International Journal of Mental Health Systems</text:span>, 15(1), 1–12.</text:p>
      <text:p text:style-name="Text_20_body">WHO (World Health Organization). (2021). <text:span text:style-name="Emphasis">Guidance on community mental health services: Promoting person-centred and rights-based approaches</text:span>. Geneva: WHO.</text:p>
      <text:p text:style-name="Text_20_body">WHO Europe. (2018). <text:span text:style-name="Emphasis">Mental health systems in the European Region: Capacity building and training needs assessment</text:span>. Copenhagen: WHO Regional Office for Europe.</text:p>
      <text:p text:style-name="P5">Beauchamp, T. L., &amp; Childress, J. F. (2019). <text:span text:style-name="Emphasis">Principles of biomedical ethics</text:span> (8th ed.). Oxford University Press.<text:line-break/>Busfield, J. (2021). <text:span text:style-name="Emphasis">Mental illness, psychiatry and the social: A sociological perspective</text:span>. Palgrave Macmillan.<text:line-break/>Dell’Acqua, G., &amp; Warner, R. (2003). Community mental health in Italy: A journey into a utopia. <text:span text:style-name="Emphasis">International Journal of Mental Health</text:span>, 32(2), 24–39.<text:line-break/>Gooding, P. (2018). A new era for mental health law and policy: Supported decision-making and the UN Convention on the Rights of Persons with Disabilities. Cambridge University Press.<text:line-break/>Kleinman, A., &amp; Benson, P. (2006). Anthropology in the clinic: The problem of cultural competency and how to fix it. <text:span text:style-name="Emphasis">PLoS Medicine</text:span>, 3(10), e294.<text:line-break/>Mezzina, R. (2021). Trieste and beyond: The crisis of a culture of mental health and the need for a new vision. <text:span text:style-name="Emphasis">World Social Psychiatry</text:span>, 3(2), 67–73.<text:line-break/>Mezzina, R., Sashidharan, S. P., Papageorgiou, A., Javed, A., &amp; Killaspy, H. (2019). A crisis of human rights and the transformation of mental health care. <text:span text:style-name="Emphasis">World Psychiatry</text:span>, 18(1), 88–89.<text:line-break/>Mol, A. (2008). <text:span text:style-name="Emphasis">The logic of care: Health and the problem of patient choice</text:span>. Routledge.<text:line-break/>Spradley, J. P. (1980). <text:span text:style-name="Emphasis">Participant observation</text:span>. Wadsworth.<text:line-break/>von Peter, S., Waibel, Y., &amp; Puschner, B. (2019). Re-humanizing psychiatry: The current perspective of Open Dialogue. <text:span text:style-name="Emphasis">Psychiatry International</text:span>, 1(1), 45–61.</text:p>
      <text:p text:style-name="P5"/>
      <text:p text:style-name="P6">Collins, P. H. (2000). <text:span text:style-name="Emphasis">Black feminist thought: Knowledge, consciousness, and the politics of empowerment</text:span>. Routledge.</text:p>
      <text:p text:style-name="Text_20_body">Cresswell, M., &amp; Spandler, H. (2013). The Engaged Academic: Academic intellectuals and the psychiatric survivor movement. <text:span text:style-name="Emphasis">Social Movement Studies</text:span>, <text:span text:style-name="Emphasis">12</text:span>(2), 138–154.</text:p>
      <text:p text:style-name="Text_20_body">Davies, T., et al. (2021). One Health and education: exploring intersectoral and interdisciplinary engagement in higher education. <text:span text:style-name="Emphasis">Frontiers in Public Health</text:span>, <text:span text:style-name="Emphasis">9</text:span>, 662266.</text:p>
      <text:p text:style-name="Text_20_body">Freire, P. (1970). <text:span text:style-name="Emphasis">Pedagogy of the oppressed</text:span>. Continuum.</text:p>
      <text:p text:style-name="Text_20_body">Fricker, M. (2007). <text:span text:style-name="Emphasis">Epistemic injustice: Power and the ethics of knowing</text:span>. Oxford University Press.</text:p>
      <text:p text:style-name="Text_20_body">Kemmis, S., McTaggart, R., &amp; Nixon, R. (2014). <text:span text:style-name="Emphasis">The action research planner: Doing critical participatory action research</text:span>. Springer.</text:p>
      <text:p text:style-name="Text_20_body"><text:soft-page-break/>Kohrt, B. A., &amp; Mendenhall, E. (Eds.). (2015). <text:span text:style-name="Emphasis">Global mental health: Anthropological perspectives</text:span>. Left Coast Press.</text:p>
      <text:p text:style-name="Text_20_body">Nowotny, H., Scott, P., &amp; Gibbons, M. (2001). <text:span text:style-name="Emphasis">Re-thinking science: Knowledge and the public in an age of uncertainty</text:span>. Polity Press.</text:p>
      <text:p text:style-name="Text_20_body">Stringer, E. T. (2014). <text:span text:style-name="Emphasis">Action research</text:span> (4th ed.). Sage Publications.</text:p>
      <text:p text:style-name="Text_20_body">World Health Organization. (2021). <text:span text:style-name="Emphasis">Guidance on community mental health services: Promoting person-centred and rights-based approaches</text:span>. WHO.</text:p>
      <text:p text:style-name="P5">Behar, R. (1996). <text:span text:style-name="Emphasis">The vulnerable observer: Anthropology that breaks your heart</text:span>. Beacon Press.<text:line-break/>Fassin, D. (2017). <text:span text:style-name="Emphasis">Life: A critical user's manual</text:span>. Polity Press.<text:line-break/>Méndez, J. E. (2013). <text:span text:style-name="Emphasis">Report of the Special Rapporteur on torture and other cruel, inhuman or degrading treatment or punishment</text:span>. United Nations.<text:line-break/>Nowak, M. (2019). <text:span text:style-name="Emphasis">The United Nations Convention Against Torture: A Commentary</text:span>. Oxford University Press.<text:line-break/>Scheinin, M. (2022). The repression of dissent in modern democracies. <text:span text:style-name="Emphasis">Human Rights Law Review</text:span>, 22(1), 1–23.<text:line-break/>Scheper-Hughes, N. (1995). The primacy of the ethical: Propositions for a militant anthropology. <text:span text:style-name="Emphasis">Current Anthropology</text:span>, 36(3), 409–440.<text:line-break/>UN OHCHR. (2020). <text:span text:style-name="Emphasis">The role of open and inclusive societies in preventing violent extremism</text:span>. United Nations Human Rights Office of the High Commissioner.</text:p>
      <text:p text:style-name="P2"><text:span text:style-name="T3">Chomsky, N. (2017). </text:span><text:span text:style-name="Emphasis"><text:span text:style-name="T3">Requiem for the American Dream</text:span></text:span><text:span text:style-name="T3">. Seven Stories Press.<text:line-break/>Flynn, M., Hollander, D., &amp; Rose, D. (2021). Whistleblowers in healthcare: The risks, costs and impacts of speaking out. </text:span><text:span text:style-name="Emphasis"><text:span text:style-name="T3">BMJ Leader</text:span></text:span><text:span text:style-name="T3">, 5(4), 235–240.<text:line-break/>Fricker, M. (2007). </text:span><text:span text:style-name="Emphasis"><text:span text:style-name="T3">Epistemic injustice: Power and the ethics of knowing</text:span></text:span><text:span text:style-name="T3">. Oxford University Press.<text:line-break/>Gill, R., &amp; Donaghue, N. (2016). Resilience, apps and reluctant individualism: Technologies of self in the neoliberal academy. </text:span><text:span text:style-name="Emphasis"><text:span text:style-name="T3">Women's Studies International Forum</text:span></text:span><text:span text:style-name="T3">, 54, 91–99.<text:line-break/>Méndez, J. E. (2013). </text:span><text:span text:style-name="Emphasis"><text:span text:style-name="T3">Report of the Special Rapporteur on torture and other cruel, inhuman or degrading treatment or punishment</text:span></text:span><text:span text:style-name="T3">. United Nations.<text:line-break/>Nowak, M. (2019). </text:span><text:span text:style-name="Emphasis"><text:span text:style-name="T3">The United Nations Convention Against Torture: A Commentary</text:span></text:span><text:span text:style-name="T3">. Oxford University Press.<text:line-break/>PEN International. (2021). </text:span><text:span text:style-name="Emphasis"><text:span text:style-name="T3">Voices silenced: Journalists, writers and activists under threat</text:span></text:span><text:span text:style-name="T3">. PEN International Reports.<text:line-break/>Scheinin, M. (2022). The repression of dissent in modern democracies. </text:span><text:span text:style-name="Emphasis"><text:span text:style-name="T3">Human Rights Law Review</text:span></text:span><text:span text:style-name="T3">, 22(1), 1–23.<text:line-break/>Singer, M., Bulled, N., &amp; Ostrach, B. (2020). </text:span><text:span text:style-name="Emphasis"><text:span text:style-name="T3">Syndemics: A biosocial perspective on health</text:span></text:span><text:span text:style-name="T3">. Routledge.<text:line-break/>UN OHCHR. (2020). </text:span><text:span text:style-name="Emphasis"><text:span text:style-name="T3">The role of open and inclusive societies in preventing violent extremism</text:span></text:span><text:span text:style-name="T3">. United Nations Human Rights Office of the High Commissioner.<text:line-break/><text:line-break/></text:span>Campbell, C., &amp; Burgess, R. (2012). The role of communities in advancing the goals of the Movement for Global Mental Health. <text:span text:style-name="Emphasis">Transcultural Psychiatry, 49</text:span>(3–4), 379–395. https://doi.org/10.1177/1363461512454643</text:p>
      <text:p text:style-name="Text_20_body">Council of Europe. (2023). <text:span text:style-name="Emphasis">Compendium of good practices to promote voluntary measures in mental health services</text:span>. Directorate General Human Rights and Rule of Law. https://rm.coe.int/compendium-of-good-practices-voluntary-measures-mental-health/</text:p>
      <text:p text:style-name="Text_20_body">Fricker, M. (2007). <text:span text:style-name="Emphasis">Epistemic injustice: Power and the ethics of knowing</text:span>. Oxford University Press.</text:p>
      <text:p text:style-name="Text_20_body"><text:soft-page-break/>Gill, R., &amp; Donaghue, N. (2016). Resilience, apps and reluctant individualism: Technologies of self in the neoliberal academy. <text:span text:style-name="Emphasis">Women's Studies International Forum, 54</text:span>, 91–99. https://doi.org/10.1016/j.wsif.2015.06.016</text:p>
      <text:p text:style-name="Text_20_body">Horton, R., Araujo, E. C., Bhorat, H., Bhutta, Z. A., Bruzzone, R., &amp; Moyo, N. (2014). Final report of the Commission on Global Health and the Law. <text:span text:style-name="Emphasis">The Lancet, 383</text:span>(9912), 1080–1082. https://doi.org/10.1016/S0140-6736(14)60589-3</text:p>
      <text:p text:style-name="Text_20_body">World Health Organization. (2021). <text:span text:style-name="Emphasis">Guidance on community mental health services: Promoting person-centred and rights-based approaches</text:span>. WHO. <text:a xlink:type="simple" xlink:href="https://www.who.int/publications/i/item/9789240025707" office:target-frame-name="_new" xlink:show="replace" text:style-name="Internet_20_link" text:visited-style-name="Visited_20_Internet_20_Link">https://www.who.int/publications/i/item/9789240025707</text:a></text:p>
      <text:p text:style-name="P6">Foucault, M. (1977). <text:span text:style-name="Emphasis">Discipline and punish: The birth of the prison</text:span> (A. Sheridan, Trans.). Pantheon Books.</text:p>
      <text:p text:style-name="Text_20_body">Goffman, E. (1961). <text:span text:style-name="Emphasis">Asylums: Essays on the social situation of mental patients and other inmates</text:span>. Anchor Books.</text:p>
      <text:p text:style-name="Text_20_body">Herman, J. L. (1992). <text:span text:style-name="Emphasis">Trauma and recovery: The aftermath of violence—from domestic abuse to political terror</text:span>. Basic Books.</text:p>
      <text:p text:style-name="Text_20_body">Ioannidis, J. P. A. (2005). Why most published research findings are false. <text:span text:style-name="Emphasis">PLoS Medicine, 2</text:span>(8), e124. https://doi.org/10.1371/journal.pmed.0020124</text:p>
      <text:p text:style-name="Text_20_body">Munafò, M. R., Nosek, B. A., Bishop, D. V., Button, K. S., Chambers, C. D., Percie du Sert, N., ... &amp; Ioannidis, J. P. (2017). A manifesto for reproducible science. <text:span text:style-name="Emphasis">Nature Human Behaviour, 1</text:span>, 0021. https://doi.org/10.1038/s41562-016-0021</text:p>
      <text:p text:style-name="Text_20_body">Rose, N. (1998). <text:span text:style-name="Emphasis">Inventing our selves: Psychology, power, and personhood</text:span>. Cambridge University Press.</text:p>
      <text:p text:style-name="Text_20_body">Scott, J. C. (1990). <text:span text:style-name="Emphasis">Domination and the arts of resistance: Hidden transcripts</text:span>. Yale University Press.</text:p>
      <text:p text:style-name="Text_20_body">UNESCO. (2021). <text:span text:style-name="Emphasis">UNESCO Recommendation on Open Science</text:span>. <text:a xlink:type="simple" xlink:href="https://unesdoc.unesco.org/ark:/48223/pf0000379949" office:target-frame-name="_new" xlink:show="replace" text:style-name="Internet_20_link" text:visited-style-name="Visited_20_Internet_20_Link">https://unesdoc.unesco.org/ark:/48223/pf0000379949</text:a></text:p>
      <text:p text:style-name="P7">Amnesty International. (2022). <text:span text:style-name="Emphasis">Criminalizing dissent: A growing global threat</text:span>. <text:a xlink:type="simple" xlink:href="https://www.amnesty.org/" office:target-frame-name="_new" xlink:show="replace" text:style-name="Internet_20_link" text:visited-style-name="Visited_20_Internet_20_Link">https://www.amnesty.org</text:a><text:line-break/>Beresford, P. (2016). <text:span text:style-name="Emphasis">All our welfare: Towards participatory social policy</text:span>. Policy Press.<text:line-break/>Berger, R. (2015). Now I see it, now I don’t: Researcher’s position and reflexivity in qualitative research. <text:span text:style-name="Emphasis">Qualitative Research, 15</text:span>(2), 219–234. <text:a xlink:type="simple" xlink:href="https://doi.org/10.1177/1468794112468475" office:target-frame-name="_new" xlink:show="replace" text:style-name="Internet_20_link" text:visited-style-name="Visited_20_Internet_20_Link">https://doi.org/10.1177/1468794112468475</text:a><text:line-break/>Bhattacharya, K. (2016). The vulnerable academic: Personal narratives and the emotional labour of doing qualitative research. <text:span text:style-name="Emphasis">The Qualitative Report, 21</text:span>(3), 685–704.<text:line-break/>Burstow, B. (2015). <text:span text:style-name="Emphasis">Psychiatry and the business of madness: An ethical and epistemological accounting</text:span>. Palgrave Macmillan.<text:line-break/>Campbell, C., &amp; Burgess, R. (2012). The role of communities in advancing the goals of the Movement for Global Mental Health. <text:span text:style-name="Emphasis">Transcultural Psychiatry, 49</text:span>(3–4), 379–395. <text:a xlink:type="simple" xlink:href="https://doi.org/10.1177/1363461512454643" office:target-frame-name="_new" xlink:show="replace" text:style-name="Internet_20_link" text:visited-style-name="Visited_20_Internet_20_Link">https://doi.org/10.1177/1363461512454643</text:a><text:line-break/>Campbell, C., &amp; Cornish, F. (2010). Towards a ‘fourth generation’ of approaches to HIV/AIDS management: Creating contexts for effective community mobilisation. <text:span text:style-name="Emphasis">AIDS Care, 22</text:span>(S2), 1569–1579.<text:line-break/>Chamberlain, K. (2000). Methodolatry and qualitative health research. <text:span text:style-name="Emphasis">Journal of Health Psychology, 5</text:span>(3), 285–296.<text:line-break/><text:soft-page-break/>Clegg, J. W. (2016). How and why critical realism should be used to explain human behavior. <text:span text:style-name="Emphasis">Journal for the Theory of Social Behaviour, 46</text:span>(2), 120–143.<text:line-break/>Cohen, D. (1985). <text:span text:style-name="Emphasis">Coercion as cure: A critical history of psychiatry</text:span>. Rutgers University Press.<text:line-break/>Council of Europe. (2023). <text:span text:style-name="Emphasis">Compendium of good practices to promote voluntary measures in mental health services</text:span>. <text:a xlink:type="simple" xlink:href="https://www.coe.int/" office:target-frame-name="_new" xlink:show="replace" text:style-name="Internet_20_link" text:visited-style-name="Visited_20_Internet_20_Link">https://www.coe.int</text:a><text:line-break/>Cosgrove, L., Mills, C., Karter, J. M., Mehta, A., &amp; Kalathil, J. (2020). A critical review of the Lancet Commission on global mental health and sustainable development. <text:span text:style-name="Emphasis">Psychiatry Research, 284</text:span>, 112675. <text:a xlink:type="simple" xlink:href="https://doi.org/10.1016/j.psychres.2019.112675" office:target-frame-name="_new" xlink:show="replace" text:style-name="Internet_20_link" text:visited-style-name="Visited_20_Internet_20_Link">https://doi.org/10.1016/j.psychres.2019.112675</text:a><text:line-break/>Denzin, N. K., &amp; Giardina, M. D. (2007). <text:span text:style-name="Emphasis">Ethical futures in qualitative research: Decolonizing the politics of knowledge</text:span>. Routledge.<text:line-break/>Dvoskin, J. A., &amp; Skeem, J. L. (2009). Psychiatric advance directives: Making the case for voluntary commitment. <text:span text:style-name="Emphasis">Psychiatric Services, 60</text:span>(1), 1–3.<text:line-break/>Edwards, M. A., &amp; Roy, S. (2017). Academic research in the 21st century: Maintaining scientific integrity in a climate of perverse incentives and hypercompetition. <text:span text:style-name="Emphasis">Environmental Engineering Science, 34</text:span>(1), 51–61.<text:line-break/>Ellis, C. (2007). Telling secrets, revealing lives: Relational ethics in research with intimate others. <text:span text:style-name="Emphasis">Qualitative Inquiry, 13</text:span>(1), 3–29.<text:line-break/>Ellis, C., Adams, T. E., &amp; Bochner, A. P. (2011). Autoethnography: An overview. <text:span text:style-name="Emphasis">Forum: Qualitative Social Research, 12</text:span>(1).<text:line-break/>Estroff, S. E. (1981). <text:span text:style-name="Emphasis">Making it crazy: An ethnography of psychiatric clients in an American community</text:span>. University of California Press.<text:line-break/>Fals-Borda, O. (1991). <text:span text:style-name="Emphasis">Action and knowledge: Breaking the monopoly with participatory action-research</text:span>. Apex Press.<text:line-break/>Fistein, E., &amp; Quilligan, S. (2012). <text:span text:style-name="Emphasis">Mental health law: A practical guide</text:span>. Sweet &amp; Maxwell.<text:line-break/>Flicker, S., Travers, R., Guta, A., McDonald, S., &amp; Meagher, A.</text:p>
      <text:p text:style-name="P7">Burstow, B. (2015). <text:span text:style-name="Emphasis">Psychiatry and the Business of Madness: An Ethical and Epistemological Accounting</text:span>. Palgrave Macmillan<text:line-break/>Davies, J. (2017). <text:span text:style-name="Emphasis">Cracked: Why Psychiatry is Doing More Harm Than Good</text:span>. Icon Books<text:line-break/>Foucault, M. (1973). <text:span text:style-name="Emphasis">The Birth of the Clinic: An Archaeology of Medical Perception</text:span>. Vintage<text:line-break/>Healy, D. (2012). <text:span text:style-name="Emphasis">Pharmageddon</text:span>. University of California Press<text:line-break/>Hopper, K. (2007). Rethinking social recovery in schizophrenia: What a capabilities approach might offer. <text:span text:style-name="Emphasis">Social Science &amp; Medicine</text:span>, 65(5), 868–879<text:line-break/>Moncrieff, J. (2008). <text:span text:style-name="Emphasis">The Myth of the Chemical Cure: A Critique of Psychiatric Drug Treatment</text:span>. Palgrave Macmillan<text:line-break/>Mosher, L. (1999). <text:span text:style-name="Emphasis">Soteria: Through Madness to Deliverance</text:span>. Xlibris<text:line-break/>Rose, N. (2006). <text:span text:style-name="Emphasis">The Politics of Life Itself: Biomedicine, Power, and Subjectivity in the Twenty-First Century</text:span>. Princeton University Press<text:line-break/>Seikkula, J., Alakare, B., &amp; Aaltonen, J. (2006). Five-year experience of first-episode non-affective psychosis in Open Dialogue approach: Treatment principles, follow-up outcomes, and two case studies. <text:span text:style-name="Emphasis">Psychotherapy Research</text:span>, 16(2), 214–228<text:line-break/>Spandler, H., &amp; Anderson, J. (2021). The psychiatrist as gatekeeper and saboteur. <text:span text:style-name="Emphasis">Asylum Magazine</text:span>, 28(1)</text:p>
      <text:p text:style-name="P8">Aaltonen, J., Seikkula, J., &amp; Lehtinen, K. (2011). The comprehensive open-dialogue approach in Western Lapland: II. Long-term stability of acute psychosis outcomes in advanced community care. <text:span text:style-name="Emphasis">Psychosis</text:span>, 3(3), 192–204</text:p>
      <text:p text:style-name="Text_20_body">Davies, J. (2017). <text:span text:style-name="Emphasis">Cracked: Why Psychiatry is Doing More Harm Than Good</text:span>. Icon Books</text:p>
      <text:p text:style-name="Text_20_body">Jacka, F. N., O'Neil, A., Opie, R., Itsiopoulos, C., Cotton, S., Mohebbi, M., ... &amp; Berk, M. (2015). A randomised controlled trial of dietary improvement for adults with major depression (the ‘SMILES’ trial). <text:span text:style-name="Emphasis">BMC Medicine</text:span>, 15, 23</text:p>
      <text:p text:style-name="Text_20_body"><text:soft-page-break/>Rose, N. (2006). <text:span text:style-name="Emphasis">The Politics of Life Itself: Biomedicine, Power, and Subjectivity in the Twenty-First Century</text:span>. Princeton University Press</text:p>
      <text:p text:style-name="Text_20_body">Seikkula, J., Alakare, B., &amp; Aaltonen, J. (2006). Five-year experience of first-episode non-affective psychosis in open-dialogue approach: Treatment principles, follow-up outcomes, and two case studies. <text:span text:style-name="Emphasis">Psychotherapy Research</text:span>, 16(2), 214–228</text:p>
      <text:p text:style-name="Text_20_body">van Os, J., Guloksuz, S., Vijn, T. W., Hafkenscheid, A., &amp; Delespaul, P. (2019). The evidence-based group-level symptom-reduction model as the organizing principle for mental health care: time for change? <text:span text:style-name="Emphasis">World Psychiatry</text:span>, 18(1), 88–96</text:p>
      <text:p text:style-name="Text_20_body">World Health Organization (2021). <text:span text:style-name="Emphasis">Guidance on community mental health services: Promoting person-centred and rights-based approaches</text:span>. WHO</text:p>
      <text:p text:style-name="P9">Cañibano, C., Otamendi, F. J., &amp; Andújar, I. (2019). From publish-or-perish to societal impact: Organizational changes in evaluation criteria in Spanish universities. <text:span text:style-name="Emphasis">Science and Public Policy</text:span>, 46(1), 111–123</text:p>
      <text:p text:style-name="Text_20_body">Evans, T. M., Bira, L., Gastelum, J. B., Weiss, L. T., &amp; Vanderford, N. L. (2018). Evidence for a mental health crisis in graduate education. <text:span text:style-name="Emphasis">Nature Biotechnology</text:span>, 36(3), 282–284</text:p>
      <text:p text:style-name="Text_20_body">Guthrie, S., Lichten, C., van Belle, J., Ball, S., Knack, A., &amp; Hofman, J. (2017). <text:span text:style-name="Emphasis">Understanding mental health in the research environment: A rapid evidence assessment</text:span>. RAND Europe</text:p>
      <text:p text:style-name="Text_20_body">Levecque, K., Anseel, F., De Beuckelaer, A., Van der Heyden, J., &amp; Gisle, L. (2017). Work organization and mental health problems in PhD students. <text:span text:style-name="Emphasis">Research Policy</text:span>, 46(4), 868–879</text:p>
      <text:p text:style-name="Text_20_body">Winefield, A. H., Gillespie, N., Stough, C., Dua, J., Hapuarachchi, J., &amp; Boyd, C. (2003). Occupational stress in Australian university staff: Results from a national survey. <text:span text:style-name="Emphasis">International Journal of Stress Management</text:span>, 10(1), 51–63</text:p>
      <text:p text:style-name="P9">Conrad, P. (2007). <text:span text:style-name="Emphasis">The Medicalization of Society</text:span>. Johns Hopkins University Press<text:line-break/>Maher, B. (2008). Poll results: look who’s doping. <text:span text:style-name="Emphasis">Nature</text:span>, 452(7188), 674–675<text:line-break/>Mehta, J. (2013). <text:span text:style-name="Emphasis">The Allure of Order: High Hopes, Dashed Expectations, and the Troubled Quest to Remake American Schooling</text:span>. Oxford University Press<text:line-break/>Mills, C. (2014). <text:span text:style-name="Emphasis">Decolonizing Global Mental Health: The Psychiatrization of the Majority World</text:span>. Routledge<text:line-break/>Rose, N. (2019). <text:span text:style-name="Emphasis">Our Psychiatric Future: The Politics of Mental Health</text:span>. Polity<text:line-break/>Sarris, J., et al. (2015). Nutritional medicine as mainstream in psychiatry. <text:span text:style-name="Emphasis">The Lancet Psychiatry</text:span>, 2(3), 271–274<text:line-break/>Singh, I., &amp; Kelleher, K. (2010). Neuroenhancement in young people: what do cognitive neuroscientists and parents think? <text:span text:style-name="Emphasis">Neuroethics</text:span>, 3(2), 111–125</text:p>
      <text:p text:style-name="P9">Cramer, K. M., Parris, D. L., &amp; White, S. W. (2021). Mental health in academia: A collective call to action. <text:span text:style-name="Emphasis">Psychology Research and Behavior Management</text:span>, 14, 1091–1102<text:line-break/>Harrowell, E., Davies, T., &amp; Disney, T. (2018). Making space for failure in geographic research. <text:span text:style-name="Emphasis">The Professional Geographer</text:span>, 70(2), 230–238<text:line-break/>Mountz, A. et al. (2015). For slow scholarship: A feminist politics of resistance through collective action in the neoliberal university. <text:span text:style-name="Emphasis">ACME: An International Journal for Critical Geographies</text:span>, 14(4), 1235–1259<text:line-break/>Musen, M. A., Middleton, B., &amp; Greenes, R. A. (2014). Clinical decision-support systems. In <text:soft-page-break/><text:span text:style-name="Emphasis">Biomedical Informatics</text:span> (pp. 643–674). Springer<text:line-break/>Shortliffe, E. H., &amp; Cimino, J. J. (Eds.). (2014). <text:span text:style-name="Emphasis">Biomedical Informatics: Computer Applications in Health Care and Biomedicine</text:span>. Springer<text:line-break/>Sutton, R. T., Pincock, D., Baumgart, D. C., Sadowski, D. C., Fedorak, R. N., &amp; Kroeker, K. I. (2020). An overview of clinical decision support systems: benefits, risks, and strategies for success. <text:span text:style-name="Emphasis">NPJ Digital Medicine</text:span>, 3(1), 1–10</text:p>
      <text:p text:style-name="P9">Bak, J., Zoffmann, V., Sestoft, D., Almvik, R., &amp; Brandt-Christensen, M. (2021). Mechanical restraint—Which interventions prevent episodes of mechanical restraint? A systematic review. <text:span text:style-name="Emphasis">Perspectives in Psychiatric Care</text:span>, 57(1), 211–220<text:line-break/>Degener, T. (2016). Disability in a Human Rights Context. <text:span text:style-name="Emphasis">Laws</text:span>, 5(3), 35<text:line-break/>FOSTREN (2021). <text:span text:style-name="Emphasis">Fostering and Strengthening Approaches to Reducing Coercion in European Mental Health Services – CA19133</text:span>. <text:a xlink:type="simple" xlink:href="https://fostren.eu/" office:target-frame-name="_new" xlink:show="replace" text:style-name="Internet_20_link" text:visited-style-name="Visited_20_Internet_20_Link">https://fostren.eu</text:a><text:line-break/>Gooding, P. (2015). Navigating the ‘Flashing Amber Lights’ of the Right to Liberty and Security of Person in Mental Health Law: The Convention on the Rights of Persons with Disabilities and the ECHR. <text:span text:style-name="Emphasis">European Journal of International Law</text:span>, 24(4), 745–768<text:line-break/>Minkowitz, T. (2006). The United Nations Convention on the Rights of Persons with Disabilities and the Right to Be Free From Nonconsensual Psychiatric Interventions. <text:span text:style-name="Emphasis">Syracuse Journal of International Law and Commerce</text:span>, 34, 405–428<text:line-break/>Steinert, T., Noorthoorn, E. O., Mulder, C. L., &amp; Bergk, J. (2022). The use of coercive interventions in mental health care across Europe: Results from the EUNOMIA study. <text:span text:style-name="Emphasis">European Psychiatry</text:span>, 63(1), e17<text:line-break/>WHO (2021). <text:span text:style-name="Emphasis">Guidance on community mental health services: Promoting person-centred and rights-based approaches</text:span>. World Health Organization</text:p>
      <text:p text:style-name="P9">Basaglia, F. (1987). <text:span text:style-name="Emphasis">Psychiatry Inside Out: Selected Writings of Franco Basaglia</text:span>. Columbia University Press<text:line-break/>Foot, J. (2015). <text:span text:style-name="Emphasis">The Man Who Closed the Asylums: Franco Basaglia and the Revolution in Mental Health Care</text:span>. Verso<text:line-break/>ISPS (2022). <text:span text:style-name="Emphasis">International Society for Psychological and Social Approaches to Psychosis – ISPS Perugia Conference Proceedings</text:span><text:line-break/>Mezzina, R., Sashidharan, S. P., Rosen, A., Killaspy, H., &amp; Saraceno, B. (2018). Reducing coercion in mental health: A critical review of current practices and future directions. <text:span text:style-name="Emphasis">Epidemiology and Psychiatric Sciences</text:span>, 29, e1<text:line-break/>WHO (2021). <text:span text:style-name="Emphasis">Guidance on community mental health services: Promoting person-centred and rights-based approaches</text:span>. World Health Organization</text:p>
      <text:p text:style-name="P9">Del Giudice, R. (2018). <text:span text:style-name="Emphasis">Franco Basaglia: Il dottore dei matti</text:span>. Elèuthera<text:line-break/>Foot, J. (2015). <text:span text:style-name="Emphasis">The Man Who Closed the Asylums: Franco Basaglia and the Revolution in Mental Health Care</text:span>. Verso<text:line-break/>Mezzina, R. (2014). Forty years after the reform: The case of Italy. <text:span text:style-name="Emphasis">International Journal of Law and Psychiatry</text:span>, 37(1), 1–6<text:line-break/>Mezzina, R., Sashidharan, S. P., Rosen, A., Killaspy, H., &amp; Saraceno, B. (2019). Reducing coercion in mental health: A critical review of current practices and future directions. <text:span text:style-name="Emphasis">Epidemiology and Psychiatric Sciences</text:span>, 29, e1<text:line-break/>Puras, D., &amp; Gooding, P. (2019). Mental health and human rights in the 21st century. <text:span text:style-name="Emphasis">World Psychiatry</text:span>, 18(1), 42–43<text:line-break/><text:soft-page-break/>Rotelli, F. (2005). L’istituzione inventata: Almanacco Trieste 1971–2010. Alpha Beta Verlag<text:line-break/>Rotelli, F., De Leonardis, O., &amp; Mauri, D. (2013). <text:span text:style-name="Emphasis">La città che cura: Trieste e l’immaginario istituzionale</text:span>. Edizioni Alphabeta Verlag<text:line-break/>Starace, F., Mungai, F., &amp; Matarazzo, M. (2020). Mental health care in Italy: Basaglia's long shadow. <text:span text:style-name="Emphasis">Lancet Psychiatry</text:span>, 7(3), 215–217<text:line-break/>WHO (2021). <text:span text:style-name="Emphasis">Guidance on community mental health services: Promoting person-centred and rights-based approaches</text:span>. World Health Organization</text:p>
      <text:p text:style-name="P9">Basaglia, F. (1968/2013). <text:span text:style-name="Emphasis">L'istituzione negata</text:span>. Torino: Einaudi<text:line-break/>Basaglia, F. (1980). <text:span text:style-name="Emphasis">Conferenze brasiliane</text:span>. Torino: Einaudi<text:line-break/>Basaglia Ongaro, F. (1979). <text:span text:style-name="Emphasis">Le donne e la pazzia</text:span>. Torino: Einaudi<text:line-break/>Del Giudice, R. (2018). <text:span text:style-name="Emphasis">Franco Basaglia: Il dottore dei matti</text:span>. Milano: Elèuthera<text:line-break/>Foot, J. (2015). <text:span text:style-name="Emphasis">The Man Who Closed the Asylums: Franco Basaglia and the Revolution in Mental Health Care</text:span>. London: Verso<text:line-break/>Foucault, M. (1961/2006). <text:span text:style-name="Emphasis">Madness and Civilization: A History of Insanity in the Age of Reason</text:span>. New York: Vintage<text:line-break/>Goffman, E. (1961). <text:span text:style-name="Emphasis">Asylums: Essays on the Social Situation of Mental Patients and Other Inmates</text:span>. New York: Anchor<text:line-break/>Mezzina, R. (2014). Forty years after the reform: The case of Italy. <text:span text:style-name="Emphasis">International Journal of Law and Psychiatry</text:span>, 37(1), 1–6<text:line-break/>Mezzina, R., Sashidharan, S. P., Rosen, A., Killaspy, H., &amp; Saraceno, B. (2019). Reducing coercion in mental health: A critical review of current practices and future directions. <text:span text:style-name="Emphasis">Epidemiology and Psychiatric Sciences</text:span>, 29, e1<text:line-break/>Rotelli, F. (1988). <text:span text:style-name="Emphasis">La gestione dell'impossibile: appunti da Trieste, la città dei matti</text:span>. Roma: Edizioni Sapere 2000<text:line-break/>Rotelli, F., De Leonardis, O., &amp; Mauri, D. (2013). <text:span text:style-name="Emphasis">La città che cura: Trieste e l’immaginario istituzionale</text:span>. Merano: AlphaBeta Verlag<text:line-break/>Starace, F., Mungai, F., &amp; Matarazzo, M. (2020). Mental health care in Italy: Basaglia's long shadow. <text:span text:style-name="Emphasis">The Lancet Psychiatry</text:span>, 7(3), 215–217<text:line-break/>World Health Organization (WHO). (2021). <text:span text:style-name="Emphasis">Guidance on community mental health services: Promoting person-centred and rights-based approaches</text:span>. Geneva: WHO<text:line-break/>World Health Organization (WHO). (2022). <text:span text:style-name="Emphasis">Transforming mental health for all: WHO special initiative for mental health (2019–2023)</text:span>. Geneva: WHO</text:p>
      <text:p text:style-name="P9">Madianos, M. G., &amp; Christodoulou, G. N. (2007). Institutionalization and deinstitutionalization in mental health care: The Greek experience. <text:span text:style-name="Emphasis">International Journal of Mental Health</text:span>, 36(2), 47–62<text:line-break/>Mezzina, R. (2005). Deinstitutionalization and community mental health services in Southern Europe: Case study on Italy. <text:span text:style-name="Emphasis">International Journal of Mental Health</text:span>, 34(2), 1–16<text:line-break/>Mezzina, R. (2014). Forty years after the reform: The case of Italy. <text:span text:style-name="Emphasis">International Journal of Law and Psychiatry</text:span>, 37(1), 1–6<text:line-break/>Mezzina, R., Sashidharan, S. P., Rosen, A., Killaspy, H., &amp; Saraceno, B. (2019). Reducing coercion in mental health: A critical review of current practices and future directions. <text:span text:style-name="Emphasis">Epidemiology and Psychiatric Sciences</text:span>, 29, e1<text:line-break/>Papageorgiou, A., Tsouvelas, G., &amp; Papadimitriou, G. (2002). The psychiatric reform in Greece: An overview. <text:span text:style-name="Emphasis">International Journal of Law and Psychiatry</text:span>, 25(5), 549–565<text:line-break/>Rotelli, F., De Leonardis, O., &amp; Mauri, D. (2013). <text:span text:style-name="Emphasis">La città che cura: Trieste e l’immaginario istituzionale</text:span>. Merano: AlphaBeta Verlag<text:line-break/><text:soft-page-break/>Tsiantis, J. (2010). Mental health reform in Greece: Reflection on a difficult journey. <text:span text:style-name="Emphasis">World Psychiatry</text:span>, 9(1), 61<text:line-break/>World Health Organization (WHO). (2001). <text:span text:style-name="Emphasis">Mental health reform in Greece: A report of the European Commission and WHO collaborative project</text:span>. Geneva: WHO<text:line-break/>World Health Organization (WHO). (2021). <text:span text:style-name="Emphasis">Guidance on community mental health services: Promoting person-centred and rights-based approaches</text:span>. Geneva: WHO<text:line-break/>World Health Organization (WHO). (2022). <text:span text:style-name="Emphasis">Transforming mental health for all: WHO special initiative for mental health (2019–2023)</text:span>. Geneva: WHO</text:p>
      <text:p text:style-name="P9">Bergström, T., Seikkula, J., Alakare, B., Mäki, P., Köngäs-Saviaro, P., Taskila, J. J., &amp; Aaltonen, J. (2018). The family-oriented Open Dialogue approach in the treatment of first-episode psychosis: Nineteen-year outcomes. <text:span text:style-name="Emphasis">Psychiatry Research, 270</text:span>, 168–175.<text:line-break/>Buus, N., Jørgensen, K., Odgaard, A., &amp; Sørensen, P. (2021). A systematic review and meta-analysis of the Open Dialogue approach: Outcomes, context, and implementation challenges. <text:span text:style-name="Emphasis">Psychiatric Services, 72</text:span>(6), 591–602.<text:line-break/>Cosgrove, L., Mills, C., &amp; Karter, J. M. (2020). The politics of diagnostic manuals: Psychiatry, power, and practice. <text:span text:style-name="Emphasis">Sage Open, 10</text:span>(1), 2158244020902082.<text:line-break/>Fakhoury, W., &amp; Priebe, S. (2007). Deinstitutionalization and reinstitutionalization: major changes in the provision of mental healthcare. <text:span text:style-name="Emphasis">Psychiatry, 6</text:span>(8), 313–316.<text:line-break/>Fricker, M. (2007). <text:span text:style-name="Emphasis">Epistemic Injustice: Power and the Ethics of Knowing</text:span>. Oxford University Press.<text:line-break/>Mezzina, R., Sashidharan, S. P., Rosen, A., Killaspy, H., &amp; Saraceno, B. (2019). Reducing coercion in mental health: A critical review of current practices and future directions. <text:span text:style-name="Emphasis">Epidemiology and Psychiatric Sciences, 29</text:span>, e1.<text:line-break/>Patel, V., Saxena, S., Lund, C., Thornicroft, G., Baingana, F., Bolton, P., ... &amp; UnÜtzer, J. (2018). The Lancet Commission on global mental health and sustainable development. <text:span text:style-name="Emphasis">The Lancet, 392</text:span>(10157), 1553–1598.<text:line-break/>Pérez-Cano, H. J., García-Casares, A., &amp; Luque, R. (2023). Digital psychiatry: Opportunities and ethical challenges. <text:span text:style-name="Emphasis">International Journal of Environmental Research and Public Health, 20</text:span>(2), 1234.<text:line-break/>Rose, N. (2017). <text:span text:style-name="Emphasis">Our psychiatric future: The politics of mental health</text:span>. Polity Press.<text:line-break/>Russo, J., &amp; Sweeney, A. (2016). Searching for a Rose Garden: Challenging psychiatry, fostering mad studies. <text:span text:style-name="Emphasis">PCCS Books</text:span>.<text:line-break/>Seikkula, J., Alakare, B., &amp; Aaltonen, J. (2006). Five-year experience of first-episode nonaffective psychosis in Open Dialogue approach: Treatment principles, follow-up outcomes, and two case studies. <text:span text:style-name="Emphasis">Psychotherapy Research, 16</text:span>(2), 214–228.<text:line-break/>Spandler, H., Anderson, J., &amp; Sapey, B. (2015). <text:span text:style-name="Emphasis">Madness, Distress and the Politics of Disablement</text:span>. Policy Press.<text:line-break/>United Nations (2015). <text:span text:style-name="Emphasis">Transforming our world: The 2030 Agenda for Sustainable Development</text:span>.<text:line-break/>World Health Organization (2021). <text:span text:style-name="Emphasis">Guidance on community mental health services: Promoting person-centred and rights-based approaches</text:span>.<text:line-break/>World Health Organization (2022). <text:span text:style-name="Emphasis">World Mental Health Report: Transforming mental health for all</text:span>. Geneva: WHO.</text:p>
      <text:p text:style-name="P9">Berenstain, N. (2016). Epistemic Exploitation. <text:span text:style-name="Emphasis">Ergo</text:span>, 3(22), 569–590.<text:line-break/>Foucault, M. (2006). <text:span text:style-name="Emphasis">History of Madness</text:span> (J. Murphy &amp; J. Khalfa, Trans.). Routledge. (Original work published 1961)<text:line-break/><text:soft-page-break/>Fricker, M. (2007). <text:span text:style-name="Emphasis">Epistemic Injustice: Power and the Ethics of Knowing</text:span>. Oxford University Press.<text:line-break/>Smith, C. P., &amp; Freyd, J. J. (2014). Institutional betrayal. <text:span text:style-name="Emphasis">American Psychologist</text:span>, 69(6), 575–587.</text:p>
      <text:p text:style-name="P9">Carsten, J. (2004). <text:span text:style-name="Emphasis">After Kinship</text:span>. Cambridge University Press.<text:line-break/>Scheper-Hughes, N. (1992). <text:span text:style-name="Emphasis">Death Without Weeping: The Violence of Everyday Life in Brazil</text:span>. University of California Press.<text:line-break/>Smith, C. P., &amp; Freyd, J. J. (2014). Institutional betrayal. <text:span text:style-name="Emphasis">American Psychologist</text:span>, 69(6), 575–587.</text:p>
      <text:p text:style-name="P9">Mezzina, R., et al. (2019). <text:span text:style-name="Emphasis">The practice of freedom: Human rights-based approaches to mental health care</text:span>. Health and Human Rights Journal, 21(2), 65–74.<text:line-break/>Rose, N. (2018). <text:span text:style-name="Emphasis">Our psychiatric future: The politics of mental health</text:span>. Polity.<text:line-break/>Smith, C. P., &amp; Freyd, J. J. (2014). Institutional betrayal. <text:span text:style-name="Emphasis">American Psychologist</text:span>, 69(6), 575–587.<text:line-break/>World Health Organization. (2021). <text:span text:style-name="Emphasis">Guidance on community mental health services: Promoting person-centred and rights-based approaches</text:span>. WHO.</text:p>
      <text:p text:style-name="P9">Bond, T. (2020). <text:span text:style-name="Emphasis">Safeguarding and protecting adults: Legal context and implications for professional practice</text:span>. Routledge.<text:line-break/>Freyd, J. J. (2018). <text:span text:style-name="Emphasis">Blind to betrayal: Why we fool ourselves we aren't being fooled</text:span>. Wiley.<text:line-break/>Rottenberg, C. (2014). The rise of therapeutic culture and the crisis of moral authority. <text:span text:style-name="Emphasis">Studies in Gender and Sexuality</text:span>, 15(3), 221–234.<text:line-break/>Smith, C. P., &amp; Freyd, J. J. (2014). Institutional betrayal. <text:span text:style-name="Emphasis">American Psychologist</text:span>, 69(6), 575–587.</text:p>
      <text:p text:style-name="P9">World Psychiatric Association. (2021). <text:span text:style-name="Emphasis">Position Statement on Person-Centered Care and Psychiatry</text:span>. Geneva: WPA.</text:p>
      <text:p text:style-name="Text_20_body">García Torrents, E. (2023). <text:span text:style-name="Emphasis">Assessment of Autonomous Medication Management as a Viable Supported Decision-Making System</text:span>. Poster presented at WPA Congress.</text:p>
      <text:p text:style-name="Text_20_body">Paton, C., &amp; Barnes, T. R. E. (2018). Pharmacological strategies for deprescribing in psychosis: A review. <text:span text:style-name="Emphasis">Therapeutic Advances in Psychopharmacology, 8</text:span>(10), 289–301.</text:p>
      <text:p text:style-name="Text_20_body">Topol, E. (2019). <text:span text:style-name="Emphasis">Deep Medicine: How Artificial Intelligence Can Make Healthcare Human Again</text:span>. New York: Basic Books.</text:p>
      <text:p text:style-name="Text_20_body">Mittelstadt, B. D., &amp; Floridi, L. (2016). The ethics of big data: Current and foreseeable issues in biomedical contexts. <text:span text:style-name="Emphasis">Science and Engineering Ethics, 22</text:span>(2), 303–341.</text:p>
      <text:p text:style-name="P9">Amnesty International. (2021). <text:span text:style-name="Emphasis">Mental health and human rights: A global review</text:span></text:p>
      <text:p text:style-name="Text_20_body">Bloch, S., &amp; Reddaway, P. (1984). <text:span text:style-name="Emphasis">Russia's Political Hospitals: The Abuse of Psychiatry in the Soviet Union</text:span></text:p>
      <text:p text:style-name="Text_20_body">Breggin, P. R. (1991). <text:span text:style-name="Emphasis">Toxic Psychiatry</text:span></text:p>
      <text:p text:style-name="Text_20_body">Foucault, M. (1973). <text:span text:style-name="Emphasis">Madness and Civilization: A History of Insanity in the Age of Reason</text:span></text:p>
      <text:p text:style-name="Text_20_body">Szasz, T. S. (1961). <text:span text:style-name="Emphasis">The Myth of Mental Illness</text:span></text:p>
      <text:p text:style-name="Text_20_body">van Voren, R. (2010). <text:span text:style-name="Emphasis">Political abuse of psychiatry—an historical overview</text:span>. <text:span text:style-name="Emphasis">Schizophrenia Bulletin</text:span>, 36(1), 33–35. <text:a xlink:type="simple" xlink:href="https://doi.org/10.1093/schbul/sbp119" office:target-frame-name="_new" xlink:show="replace" text:style-name="Internet_20_link" text:visited-style-name="Visited_20_Internet_20_Link">https://doi.org/10.1093/schbul/sbp119</text:a></text:p>
      <text:p text:style-name="P9">Rose, D., Perry, E., Rae, S., &amp; Good, N. (2017). Service user perspectives on coercion and restraint in mental health. <text:span text:style-name="Emphasis">BMC Psychiatry</text:span>, 17, 377.</text:p>
      <text:p text:style-name="Text_20_body"><text:soft-page-break/>Pūras, D. (2020). The right to mental health: shedding light on all human rights. <text:span text:style-name="Emphasis">The Lancet Psychiatry</text:span>, 7(5), 390–391.</text:p>
      <text:p text:style-name="Text_20_body">WHO. (2019). <text:span text:style-name="Emphasis">QualityRights initiative: improving quality, promoting human rights</text:span>. Geneva: World Health Organization.</text:p>
      <text:p text:style-name="Text_20_body">United Nations. (2006). <text:span text:style-name="Emphasis">Convention on the Rights of Persons with Disabilities</text:span> (CRPD). New York: UN.</text:p>
      <text:p text:style-name="P9">Torrents, E.G., Björkdahl, A. (2024). Alternatives to Coercion. In: Hallett, N., Whittington, R., Richter, D., Eneje, E. (eds) Coercion and Violence in Mental Health Settings. Springer, Cham. <text:a xlink:type="simple" xlink:href="https://doi.org/10.1007/978-3-031-61224-4_17" text:style-name="Internet_20_link" text:visited-style-name="Visited_20_Internet_20_Link">https://doi.org/10.1007/978-3-031-61224-4_17</text:a></text:p>
      <text:p text:style-name="P9">Munt, C., Littlechild, B. (2024). The Lived Experience of Coercion. In: Hallett, N., Whittington, R., Richter, D., Eneje, E. (eds) Coercion and Violence in Mental Health Settings. Springer, Cham. <text:a xlink:type="simple" xlink:href="https://doi.org/10.1007/978-3-031-61224-4_1" text:style-name="Internet_20_link" text:visited-style-name="Visited_20_Internet_20_Link">https://doi.org/10.1007/978-3-031-61224-4_1</text:a></text:p>
      <text:p text:style-name="P9">Bartling, S., &amp; Friesike, S. (2014). <text:span text:style-name="Emphasis">Opening science: The evolving guide on how the internet is changing research, collaboration and scholarly publishing</text:span>. Springer Open.<text:line-break/>Bonney, R., Shirk, J. L., Phillips, T. B., Wiggins, A., Ballard, H. L., Miller-Rushing, A. J., &amp; Parrish, J. K. (2014). Next steps for citizen science. <text:span text:style-name="Emphasis">Science</text:span>, 343(6178), 1436–1437.<text:line-break/>Fecher, B., &amp; Friesike, S. (2014). Open science: One term, five schools of thought. In <text:span text:style-name="Emphasis">Opening Science</text:span> (pp. 17–47). Springer.<text:line-break/>Haklay, M. (2015). Citizen science and policy: A European perspective. <text:span text:style-name="Emphasis">Washington, DC: Woodrow Wilson International Center for Scholars</text:span>.<text:line-break/>Nosek, B. A., Alter, G., Banks, G. C., et al. (2015). Promoting an open research culture. <text:span text:style-name="Emphasis">Science</text:span>, 348(6242), 1422–1425.<text:line-break/>UNESCO. (2021). <text:span text:style-name="Emphasis">UNESCO Recommendation on Open Science</text:span>. Paris: United Nations Educational, Scientific and Cultural Organization.</text:p>
      <text:p text:style-name="P9">Basaglia, F. (1987). <text:span text:style-name="Emphasis">La maggioranza deviante</text:span>. Einaudi.<text:line-break/>Foot, J. (2015). <text:span text:style-name="Emphasis">The man who closed the asylums: Franco Basaglia and the revolution in mental health care</text:span>. Verso Books.<text:line-break/>Gibbons, M., Limoges, C., Nowotny, H., Schwartzman, S., Scott, P., &amp; Trow, M. (1994). <text:span text:style-name="Emphasis">The new production of knowledge: The dynamics of science and research in contemporary societies</text:span>. SAGE.<text:line-break/>Woolf, S. H. (2008). The meaning of translational research and why it matters. <text:span text:style-name="Emphasis">JAMA</text:span>, 299(2), 211–213. <text:a xlink:type="simple" xlink:href="https://doi.org/10.1001/jama.2007.26" text:style-name="Internet_20_link" text:visited-style-name="Visited_20_Internet_20_Link">https://doi.org/10.1001/jama.2007.26</text:a></text:p>
      <text:p text:style-name="P9">Junta de Andalucía. (2021). <text:span text:style-name="Emphasis">Plan Integral de Salud Mental de Andalucía 2022–2026</text:span>. Sevilla: Consejería de Salud y Familias.<text:line-break/>Moreno-Küstner, B., García-Herrera, J. M., &amp; FAISEM. (2020). Salud mental comunitaria en Andalucía: avances y desafíos. <text:span text:style-name="Emphasis">Revista de Salud Mental Comunitaria</text:span>, 8(1), 15–22.<text:line-break/>Ramon, S., Healy, B., Renouf, N., &amp; Brusnahan, M. (2017). Recovery and resilience in mental health: A critical analysis. <text:span text:style-name="Emphasis">International Journal of Social Psychiatry</text:span>, 63(4), 327–335. https://doi.org/10.1177/0020764017700010<text:line-break/>Russo, J., &amp; Beresford, P. (2015). Between exclusion and colonisation: Seeking a place for mad people’s knowledge in academia. <text:span text:style-name="Emphasis">Disability &amp; Society</text:span>, 30(1), 153–157. https://doi.org/10.1080/09687599.2014.957925<text:line-break/>United Nations. (2017). <text:span text:style-name="Emphasis">Report of the Special Rapporteur on the right of everyone to the enjoyment of the highest attainable standard of physical and mental health</text:span>. A/HRC/35/21.<text:line-break/><text:soft-page-break/>World Health Organization. (2021). <text:span text:style-name="Emphasis">Guidance on community mental health services: Promoting person-centred and rights-based approaches</text:span>. Geneva: WHO.</text:p>
      <text:p text:style-name="P9">Bergström, T., Seikkula, J., &amp; Holma, J. (2022). Building therapeutic relationships through dialogical practices: Lessons from Open Dialogue. <text:span text:style-name="Emphasis">Psychotherapy Research</text:span>, 32(4), 457–468. https://doi.org/10.1080/10503307.2021.1953442<text:line-break/>de Girolamo, G., Mezzina, R., &amp; Veltro, F. (2021). The HOPEnDialogue project: International collaboration for the evaluation of Open Dialogue. <text:span text:style-name="Emphasis">Epidemiology and Psychiatric Sciences</text:span>, 30, e15. https://doi.org/10.1017/S2045796021000083<text:line-break/>Freeman, A. M., Tribe, R. H., Stott, J. C., &amp; Pilling, S. (2019). Open Dialogue: A review of the evidence. <text:span text:style-name="Emphasis">Psychiatric Services</text:span>, 70(1), 46–59. https://doi.org/10.1176/appi.ps.201800236<text:line-break/>Pilling, S., King, S., Meakin, A., et al. (2022). Protocol for a multi-site cluster randomised controlled trial to evaluate the clinical and cost effectiveness of Open Dialogue compared to treatment as usual in adults with psychosis and other mental health crises (ODDESSI). <text:span text:style-name="Emphasis">Trials</text:span>, 23(1), 74. https://doi.org/10.1186/s13063-021-05896-5<text:line-break/>United Nations Human Rights Council (UNHRC). (2020). <text:span text:style-name="Emphasis">Mental health and human rights: Report of the Special Rapporteur on the right of everyone to the enjoyment of the highest attainable standard of physical and mental health</text:span>. A/HRC/44/48.<text:line-break/>World Health Organization (WHO). (2021). <text:span text:style-name="Emphasis">Guidance on community mental health services: Promoting person-centred and rights-based approaches</text:span>. Geneva: WHO.<text:line-break/>Seikkula, J., Aaltonen, J., Alakare, B., Haarakangas, K., &amp; Lehtinen, K. (2006). Five-year experience of first-episode nonaffective psychosis in Open Dialogue approach: Treatment principles, follow-up outcomes, and two case studies. <text:span text:style-name="Emphasis">Psychotherapy Research</text:span>, 16(2), 214–228. <text:a xlink:type="simple" xlink:href="https://doi.org/10.1080/10503300500268490" text:style-name="Internet_20_link" text:visited-style-name="Visited_20_Internet_20_Link">https://doi.org/10.1080/10503300500268490</text:a></text:p>
      <text:p text:style-name="P9">Abdurrahman Wahid Foundation. (2023). <text:span text:style-name="Emphasis">Building inclusive education through religious-based institutions in Indonesia</text:span>. Jakarta.<text:line-break/>Ader, R., Felten, D. L., &amp; Cohen, N. (1995). <text:span text:style-name="Emphasis">Psychoneuroimmunology</text:span> (2nd ed.). Academic Press.<text:line-break/>Maier, S. F., &amp; Watkins, L. R. (2005). Stressor controllability and learned helplessness: The role of the dorsal raphe nucleus, serotonin, and corticotropin-releasing factor. <text:span text:style-name="Emphasis">Neuroscience &amp; Biobehavioral Reviews</text:span>, 29(4-5), 829–841.<text:line-break/>Zarkasyi, H. F. (2011). <text:span text:style-name="Emphasis">Muhammadiyah education movement: From religion to civilization</text:span>. Universitas Muhammadiyah Yogyakarta Press.</text:p>
      <text:p text:style-name="P9">Ehrlich, S. (2021). Shackled minds: The politics and poetics of <text:span text:style-name="Emphasis">pasung</text:span> in Indonesia. <text:span text:style-name="Emphasis">Medical Anthropology Quarterly, 35</text:span>(1), 5–23<text:line-break/>Fanon, F. (1963). <text:span text:style-name="Emphasis">The wretched of the earth</text:span>. Grove Press<text:line-break/>Good, B. J., Subandi, M. A., &amp; DelVecchio Good, M. J. (2007). The subject of mental illness in Indonesia: An ethnographic and historical account. <text:span text:style-name="Emphasis">Culture, Medicine and Psychiatry, 31</text:span>(4), 407–446<text:line-break/>Kohrt, B. A., &amp; Mendenhall, E. (2015). <text:span text:style-name="Emphasis">Global mental health: Anthropological perspectives</text:span>. Routledge<text:line-break/>Mills, C. (2014). <text:span text:style-name="Emphasis">Decolonizing global mental health: The psychiatrization of the majority world</text:span>. Routledge<text:line-break/>Minas, H., Diatri, H., &amp; Maramis, A. (2011). Pasung: Physical restraint and confinement of people with mental illness in Indonesia. <text:span text:style-name="Emphasis">International Journal of Mental Health Systems, 5</text:span>(1), 1<text:line-break/>Pols, H. (2006). Postcolonial psychiatry in Indonesia: The social world of psychiatric epidemiology, <text:soft-page-break/>1965–1980. <text:span text:style-name="Emphasis">Medical History, 50</text:span>(4), 491–510<text:line-break/>Rose, N. (2018). <text:span text:style-name="Emphasis">Our psychiatric future: The politics of mental health</text:span>. Polity<text:line-break/>Rose, N. (2021). Mental health, social suffering and the silences of social science. <text:span text:style-name="Emphasis">The Sociological Review, 69</text:span>(5), 996–1016<text:line-break/>UN OHCHR. (2022). <text:span text:style-name="Emphasis">Mental health and human rights: Report of the Special Rapporteur</text:span>. A/HRC/50/33<text:line-break/>Whitley, R., &amp; Campbell, R. D. (2014). Stigma, agency and recovery amongst people with severe mental illness. <text:span text:style-name="Emphasis">Social Science &amp; Medicine, 107</text:span>, 1–8<text:line-break/>Wright, J., McGowan, P., Linley, C., &amp; Bartlett, P. (2021). Co-production in mental health research: Reflections on the benefits and challenges. <text:span text:style-name="Emphasis">Health Expectations, 24</text:span>(2), 292–299<text:line-break/>WHO. (2021). <text:span text:style-name="Emphasis">Guidance on community mental health services: Promoting person-centred and rights-based approaches</text:span>. World Health Organization</text:p>
      <text:p text:style-name="P9">Baer, H. A., Singer, M., &amp; Susser, I. (2013). <text:span text:style-name="Emphasis">Medical anthropology and the world system: Critical perspectives</text:span>. Praeger<text:line-break/>Biehl, J., &amp; Petryna, A. (2013). <text:span text:style-name="Emphasis">When people come first: Critical studies in global health</text:span>. Princeton University Press<text:line-break/>Das, V., &amp; Das, R. K. (2006). Pharmaceuticals in urban ecologies: The register of the local. <text:span text:style-name="Emphasis">Ethnography, 7</text:span>(3), 267–284<text:line-break/>Farmer, P. (2005). <text:span text:style-name="Emphasis">Pathologies of power: Health, human rights, and the new war on the poor</text:span>. University of California Press<text:line-break/>Good, B. J. (1994). <text:span text:style-name="Emphasis">Medicine, rationality, and experience: An anthropological perspective</text:span>. Cambridge University Press<text:line-break/>Horton, R., Lo, S., &amp; Aiyar, A. (2014). Medical education: The future is global. <text:span text:style-name="Emphasis">The Lancet, 383</text:span>(9916), 1139<text:line-break/>Inhorn, M. C., &amp; Wentzell, E. A. (2012). <text:span text:style-name="Emphasis">Medical anthropology at the intersections: Histories, activisms, and futures</text:span>. Duke University Press<text:line-break/>Kleinman, A., &amp; Benson, P. (2006). Anthropology in the clinic: The problem of cultural competency and how to fix it. <text:span text:style-name="Emphasis">PLoS Medicine, 3</text:span>(10), e294<text:line-break/>Scheper-Hughes, N. (1990). Three propositions for a critically applied medical anthropology. <text:span text:style-name="Emphasis">Social Science &amp; Medicine, 30</text:span>(2), 189–197<text:line-break/>WHO. (2021). <text:span text:style-name="Emphasis">Guidance on community mental health services: Promoting person-centred and rights-based approaches</text:span>. World Health Organization</text:p>
      <text:p text:style-name="P9">Teicher, M. H., &amp; Samson, J. A. (2016). Annual Review of Clinical Psychology, 12, 167–197.</text:p>
      <text:p text:style-name="Text_20_body">McEwen, B. S., &amp; Morrison, J. H. (2013). <text:span text:style-name="Emphasis">The Journal of Neuroscience</text:span>, 33(45), 17594–17601.</text:p>
      <text:p text:style-name="Text_20_body">Shonkoff, J. P., Garner, A. S., et al. (2012). <text:span text:style-name="Emphasis">Pediatrics</text:span>, 129(1), e232–e246.</text:p>
      <text:p text:style-name="Text_20_body">Smith, C. P., &amp; Freyd, J. J. (2014). <text:span text:style-name="Emphasis">Journal of Traumatic Stress</text:span>, 27(1), 94–101.</text:p>
      <text:p text:style-name="P9">Destoumieux-Garzón, D., Mavingui, P., Boetsch, G., et al. (2018). The One Health Concept: 10 Years Old and a Long Road Ahead. <text:span text:style-name="Emphasis">Frontiers in Veterinary Science</text:span>, 5, 14<text:line-break/>European Commission. (2020). <text:span text:style-name="Emphasis">Horizon Europe Strategic Plan 2021–2024</text:span><text:line-break/>Horton, R. (2021). Offline: COVID-19 is not a pandemic. <text:span text:style-name="Emphasis">The Lancet</text:span>, 396(10255), 874<text:line-break/>Kessler, R. C., Berglund, P., Demler, O., Jin, R., Merikangas, K. R., &amp; Walters, E. E. (2005). Lifetime prevalence and age-of-onset distributions of DSM-IV disorders in the National Comorbidity Survey Replication. <text:span text:style-name="Emphasis">Archives of General Psychiatry</text:span>, 62(6), 593–602<text:line-break/><text:soft-page-break/>Marmot, M., Friel, S., Bell, R., Houweling, T. A., Taylor, S., &amp; Commission on Social Determinants of Health. (2008). Closing the gap in a generation: health equity through action on the social determinants of health. <text:span text:style-name="Emphasis">The Lancet</text:span>, 372(9650), 1661–1669<text:line-break/>Patel, V., Saxena, S., Lund, C., et al. (2018). The Lancet Commission on global mental health and sustainable development. <text:span text:style-name="Emphasis">The Lancet</text:span>, 392(10157), 1553–1598<text:line-break/>Schnall, R., Rojas, M., Bakken, S., Brown, W., Carballo-Diéguez, A., &amp; Carry, M. (2020). Health information technology to improve health care among vulnerable populations: current perspectives. <text:span text:style-name="Emphasis">Journal of Multidisciplinary Healthcare</text:span>, 13, 313–323<text:line-break/>UNESCO. (2022). <text:span text:style-name="Emphasis">Reimagining our futures together: A new social contract for education</text:span><text:line-break/>WHO &amp; UNICEF. (2021). <text:span text:style-name="Emphasis">Guidance on mental health promotion and protection in schools</text:span><text:line-break/>WHO. (2021). <text:span text:style-name="Emphasis">Guidance on community mental health services: Promoting person-centred and rights-based approaches</text:span></text:p>
      <text:p text:style-name="P9"><text:span text:style-name="Emphasis">Baum, F., &amp; Fisher, M. (2014). Why behavioural health promotion endures despite its failure to reduce health inequities. Sociology of Health &amp; Illness, 36(2), 213–225<text:line-break/>Berry, H. L., Bowen, K., &amp; Kjellstrom, T. (2010). Climate change and mental health: a causal pathways framework. International Journal of Public Health, 55(2), 123–132<text:line-break/>Cianconi, P., Betrò, S., &amp; Janiri, L. (2020). The impact of climate change on mental health: A systematic descriptive review. Frontiers in Psychiatry, 11, 74<text:line-break/>Costello, A., Abbas, M., Allen, A., Ball, S., Bell, S., et al. (2009). Managing the health effects of climate change. The Lancet, 373(9676), 1693–1733<text:line-break/>European Commission. (2023). Mental Health in Europe: A societal priority<text:line-break/>Frumkin, H., Jakubowski, B., &amp; Jackson, R. (2017). Environmental Health: From Global to Local. (3rd ed.). Jossey-Bass<text:line-break/>Hollis, C., Falconer, C. J., Martin, J. L., et al. (2021). Annual Research Review: Digital health interventions for children and young people with mental health problems–a systematic and meta‐review. Journal of Child Psychology and Psychiatry, 62(5), 1–23<text:line-break/>Rickwood, D., Paraskakis, M., &amp; Parr, P. (2019). The acceptability and effectiveness of digital mental health services for young people. Australian &amp; New Zealand Journal of Psychiatry, 53(11), 1079–1090<text:line-break/>WHO. (2021). Guidance on community mental health services: Promoting person-centred and rights-based approach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5:51:34.248760141</meta:creation-date>
    <meta:generator>LibreOffice/24.2.7.2$Linux_X86_64 LibreOffice_project/420$Build-2</meta:generator>
    <dc:date>2025-06-28T17:37:05.059399241</dc:date>
    <meta:editing-duration>P1DT20H39M13S</meta:editing-duration>
    <meta:editing-cycles>68</meta:editing-cycles>
    <meta:document-statistic meta:table-count="0" meta:image-count="0" meta:object-count="0" meta:page-count="37" meta:paragraph-count="579" meta:word-count="15688" meta:character-count="110252" meta:non-whitespace-character-count="95453"/>
  </office:meta>
</office:document-meta>
</file>